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1" style:font-size-complex="8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Courier New" fo:font-size="8pt" style:font-size-asian="8pt" style:font-name-complex="Courier New1" style:font-size-complex="8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8pt" style:font-size-asian="8pt" style:font-name-complex="Times New Roman1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break-before="page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Courier New" fo:font-size="8pt" style:font-size-asian="8pt" style:font-name-complex="Courier New1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.2709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T1" style:family="text">
      <style:text-properties fo:color="#000000" style:font-name="Cambria" fo:font-weight="bold" style:font-weight-asian="bold" style:font-name-complex="Arial"/>
    </style:style>
    <style:style style:name="T2" style:family="text">
      <style:text-properties style:font-name="Courier New" fo:font-size="8pt" style:font-size-asian="8pt" style:font-name-complex="Courier New1" style:font-size-complex="8pt"/>
    </style:style>
    <style:style style:name="T3" style:family="text">
      <style:text-properties fo:color="#ff0000" style:font-name="Courier New" fo:font-size="8pt" style:font-size-asian="8pt" style:font-name-complex="Courier New1" style:font-size-complex="8pt"/>
    </style:style>
    <style:style style:name="T4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1">Appendix: annotated R-codes</text:span></text:p>
      <text:p text:style-name="P2"/>
      <text:p text:style-name="P2"/>
      <text:p text:style-name="P3"><text:span text:style-name="T2">library(mvtnorm) <text:s text:c="10"/>#generate multivariate normal</text:span></text:p>
      <text:p text:style-name="P3"><text:span text:style-name="T2">library(compositions) <text:s text:c="5"/>#generate multivariate log-normal</text:span></text:p>
      <text:p text:style-name="P3"><text:span text:style-name="T2">library(DSA) <text:s text:c="14"/>#DSA algorithm</text:span></text:p>
      <text:p text:style-name="P3"><text:span text:style-name="T2">library(superpc) <text:s text:c="10"/>#supervised PCA - cross-sectional </text:span></text:p>
      <text:p text:style-name="P3"><text:span text:style-name="T2">library(rpart) <text:s text:c="12"/>#Regression Tree</text:span></text:p>
      <text:p text:style-name="P3"><text:span text:style-name="T2">library(lars) <text:s text:c="13"/>#lasso regression</text:span></text:p>
      <text:p text:style-name="P3"><text:span text:style-name="T2">library(glmnet) <text:s text:c="11"/>#elastic net</text:span></text:p>
      <text:p text:style-name="P3"><text:span text:style-name="T2">library(pls) <text:s text:c="14"/>#partial least square regression</text:span></text:p>
      <text:p text:style-name="P3"><text:span text:style-name="T2">library(plsRglm) <text:s text:c="10"/>#partial least square regression for GLM </text:span></text:p>
      <text:p text:style-name="P3"><text:span text:style-name="T2">library(BMA) <text:s text:c="14"/>#Bayesian Model Averaging</text:span></text:p>
      <text:p text:style-name="P3"><text:span text:style-name="T2">library(splines) <text:s text:c="10"/>#natural spline function</text:span></text:p>
      <text:p text:style-name="P3"><text:span text:style-name="T2">library(mgcv) <text:s text:c="13"/>#generalized additive model (GAM)</text:span></text:p>
      <text:p text:style-name="P2"/>
      <text:p text:style-name="P2"/>
      <text:p text:style-name="P3"><text:span text:style-name="T2">#################### Data generation for Scenarios 1: ######################</text:span></text:p>
      <text:p text:style-name="P3"><text:span text:style-name="T2">################# Cross-sectional study with 4 pollutants ##################</text:span></text:p>
      <text:p text:style-name="P2"/>
      <text:p text:style-name="P3"><text:span text:style-name="T2">## Parameters for exposure variables in a multivariate way</text:span></text:p>
      <text:p text:style-name="P3"><text:span text:style-name="T2"># mean and covariance matrix of exposure variables</text:span></text:p>
      <text:p text:style-name="P3"><text:span text:style-name="T2">meanExpo = c(1.20, 2.30, 1.89, 1.00)</text:span></text:p>
      <text:p text:style-name="P3"><text:span text:style-name="T2">varExpo = matrix(c(1, <text:s text:c="3"/>0.52, 0.35, 0.28,</text:span></text:p>
      <text:p text:style-name="P3"><text:span text:style-name="T2"><text:s text:c="19"/>0.52, 1, <text:s text:c="3"/>0.57, 0.54,</text:span></text:p>
      <text:p text:style-name="P3"><text:span text:style-name="T2"><text:s text:c="19"/>0.35, 0.57, 1, <text:s text:c="3"/>0.41,</text:span></text:p>
      <text:p text:style-name="P3"><text:span text:style-name="T2"><text:s text:c="19"/>0.28, 0.54, 0.41, 1), nrow=4, byrow=T)</text:span></text:p>
      <text:p text:style-name="P2"/>
      <text:p text:style-name="P3"><text:span text:style-name="T2"># mean and covariance matrix of the log of exposure variables</text:span></text:p>
      <text:p text:style-name="P3"><text:span text:style-name="T2">sigma.tilde = matrix(0, nrow=4, ncol=4)</text:span></text:p>
      <text:p text:style-name="P3"><text:span text:style-name="T2">for(i in 1:4) { </text:span></text:p>
      <text:p text:style-name="P3"><text:span text:style-name="T2"><text:s text:c="3"/>for(j in 1:4) {</text:span></text:p>
      <text:p text:style-name="P3"><text:span text:style-name="T2"><text:s text:c="6"/>sigma.tilde[i,j] = log(1+(varExpo[i,j]/(meanExpo[i]*meanExpo[j])))</text:span></text:p>
      <text:p text:style-name="P3"><text:span text:style-name="T2"><text:s text:c="3"/>}</text:span></text:p>
      <text:p text:style-name="P3"><text:span text:style-name="T2">}</text:span></text:p>
      <text:p text:style-name="P2"/>
      <text:p text:style-name="P3"><text:span text:style-name="T2">mu.tilde = rep(0,4)</text:span></text:p>
      <text:p text:style-name="P3"><text:span text:style-name="T2">for(i in 1:4) {</text:span></text:p>
      <text:p text:style-name="P3"><text:span text:style-name="T2"><text:s text:c="3"/>mu.tilde[i] = log(meanExpo[i])-sigma.tilde[i,i]/2</text:span></text:p>
      <text:p text:style-name="P3"><text:span text:style-name="T2">}</text:span></text:p>
      <text:p text:style-name="P2"/>
      <text:p text:style-name="P2"/>
      <text:p text:style-name="P3"><text:span text:style-name="T2">###### Simulation results from 1,000 iterations</text:span></text:p>
      <text:p text:style-name="P3"><text:span text:style-name="T2">n=1000</text:span></text:p>
      <text:p text:style-name="P3"><text:span text:style-name="T2">N=250</text:span></text:p>
      <text:p text:style-name="P2"/>
      <text:p text:style-name="P3"><text:span text:style-name="T2"># generate empty vectors or matrices for storing simulation results</text:span></text:p>
      <text:p text:style-name="P3"><text:span text:style-name="T2">b2.dsa = c(); b3.dsa = c(); g23.dsa = c(); size.dsa = c(); </text:span></text:p>
      <text:p text:style-name="P3"><text:span text:style-name="T2">pc1.b2.spca = c(); pc1.b3.spca = c(); pc1.g23.spca = c(); size.spca = c();</text:span></text:p>
      <text:p text:style-name="P3"><text:span text:style-name="T2">b2.lasso = c(); b3.lasso = c(); g23.lasso = c(); size.lasso = c()</text:span></text:p>
      <text:p text:style-name="P3"><text:span text:style-name="T2">b2.lcr = c(); b3.lcr = c(); g23.lcr = c(); size.lcr = c(); se.b2.lcr = c(); se.b3.lcr = c(); se.g23.lcr = c();</text:span></text:p>
      <text:p text:style-name="P3"><text:span text:style-name="T2">beta.mat.plsr = matrix(nrow=n, ncol=10);</text:span></text:p>
      <text:p text:style-name="P3"><text:span text:style-name="T2">predictor.cart = c(); node.cart = c();</text:span></text:p>
      <text:p text:style-name="P3"><text:span text:style-name="T2">prob.bma = c(); beta.bma = c(); se.bma = c();</text:span></text:p>
      <text:p text:style-name="P2"/>
      <text:p text:style-name="P2"/>
      <text:p text:style-name="P3"><text:span text:style-name="T2">for (iter in 1: n) {</text:span></text:p>
      <text:p text:style-name="P2"/>
      <text:p text:style-name="P3"><text:span text:style-name="T2"><text:s text:c="3"/># Generate 4 exposure variables </text:span></text:p>
      <text:p text:style-name="P3"><text:span text:style-name="T2"><text:s text:c="3"/>simExpo = rlnorm.rplus(N, mu.tilde, sigma.tilde)</text:span></text:p>
      <text:p text:style-name="P3"><text:span text:style-name="T2"><text:s text:c="3"/>X1_s = simExpo[,1]</text:span></text:p>
      <text:p text:style-name="P3"><text:span text:style-name="T2"><text:s text:c="3"/>X2_s = simExpo[,2]</text:span></text:p>
      <text:p text:style-name="P3"><text:span text:style-name="T2"><text:s text:c="3"/>X3_s = simExpo[,3]</text:span></text:p>
      <text:p text:style-name="P3"><text:span text:style-name="T2"><text:s text:c="3"/>X4_s = simExpo[,4]</text:span></text:p>
      <text:p text:style-name="P2"/>
      <text:p text:style-name="P3"><text:span text:style-name="T2"><text:s text:c="3"/># Generate outccome Y from a linear regression model</text:span></text:p>
      <text:p text:style-name="P3"><text:span text:style-name="T2"><text:s text:c="3"/>error = rnorm(N, 0, 1)</text:span></text:p>
      <text:p text:style-name="P3"><text:span text:style-name="T2"><text:s text:c="3"/>Y = 0.1 + 0.5*X2_s + 0.5*X3_s + 0.2*X2_s*X3_s + 3*error</text:span></text:p>
      <text:p text:style-name="P3"><text:soft-page-break/><text:span text:style-name="T2"><text:s text:c="3"/>scenario1 = cbind(Y, X1_s, X2_s, X3_s, X4_s)</text:span></text:p>
      <text:p text:style-name="P3"><text:span text:style-name="T2"><text:s text:c="3"/>colnames(scenario1) = c("Y", "X1", "X2", "X3", "X4")</text:span></text:p>
      <text:p text:style-name="P2"/>
      <text:p text:style-name="P3"><text:span text:style-name="T2"><text:s text:c="3"/># Predictor matrix (p by n matrix, one observation (p features) per column) </text:span></text:p>
      <text:p text:style-name="P3"><text:span text:style-name="T2"><text:s text:c="3"/>X1_X2 = X1_s*X2_s</text:span></text:p>
      <text:p text:style-name="P3"><text:span text:style-name="T2"><text:s text:c="3"/>X1_X3 = X1_s*X3_s</text:span></text:p>
      <text:p text:style-name="P3"><text:span text:style-name="T2"><text:s text:c="3"/>X1_X4 = X1_s*X4_s</text:span></text:p>
      <text:p text:style-name="P3"><text:span text:style-name="T2"><text:s text:c="3"/>X2_X3 = X2_s*X3_s</text:span></text:p>
      <text:p text:style-name="P3"><text:span text:style-name="T2"><text:s text:c="3"/>X2_X4 = X2_s*X4_s</text:span></text:p>
      <text:p text:style-name="P3"><text:span text:style-name="T2"><text:s text:c="3"/>X3_X4 = X3_s*X4_s</text:span></text:p>
      <text:p text:style-name="P2"/>
      <text:p text:style-name="P3"><text:span text:style-name="T2"><text:s text:c="3"/>predictors.scenario1 = t(as.matrix(cbind(X1_s, X2_s, X3_s, X4_s, X1_X2, X1_X3, X1_X4, X2_X3, X2_X4, X3_X4))) <text:s text:c="2"/>#transpose</text:span></text:p>
      <text:p text:style-name="P3"><text:span text:style-name="T2"><text:s text:c="3"/>featurenames.scenario1 = c("X1", "X2", "X3", "X4", "X1*X2", "X1*X3", "X1*X4", "X2*X3", "X2*X4, </text:span></text:p>
      <text:p text:style-name="P3"><text:span text:style-name="T2">"X3*X4")</text:span></text:p>
      <text:p text:style-name="P3"><text:span text:style-name="T2"><text:s text:c="3"/>rownames(predictors.scenario1) = featurenames.scenario1</text:span></text:p>
      <text:p text:style-name="P2"/>
      <text:p text:style-name="P2"/>
      <text:p text:style-name="P3"><text:span text:style-name="T2"><text:s text:c="3"/>######## Method I. Deletion/Substitution/Addition ########</text:span></text:p>
      <text:p text:style-name="P3"><text:span text:style-name="T2"><text:s text:c="3"/># apply DSA algorithm</text:span></text:p>
      <text:p text:style-name="P3"><text:span text:style-name="T2"><text:s text:c="3"/>scenario1.dsa = DSA(Y ~ X1 + X2 + X3 + X4, data = as.data.frame(scenario1), maxsize = 8, <text:s text:c="14"/></text:span></text:p>
      <text:p text:style-name="P3"><text:span text:style-name="T2"><text:s text:c="23"/>maxsumofpow = 2, maxorderint = 2, nsplits=10)</text:span></text:p>
      <text:p text:style-name="P2"/>
      <text:p text:style-name="P3"><text:span text:style-name="T2"><text:s text:c="3"/>var.temp = c(colnames(scenario1.dsa$coefficients)[1], colnames(scenario1.dsa$coefficients)[2], </text:span></text:p>
      <text:p text:style-name="P3"><text:span text:style-name="T2"><text:s text:c="16"/>colnames(scenario1.dsa$coefficients)[3], colnames(scenario1.dsa$coefficients)[4], </text:span></text:p>
      <text:p text:style-name="P3"><text:span text:style-name="T2"><text:s text:c="7"/><text:tab/> <text:s text:c="8"/>colnames(scenario1.dsa$coefficients)[5], colnames(scenario1.dsa$coefficients)[6],</text:span></text:p>
      <text:p text:style-name="P3"><text:span text:style-name="T2"><text:s text:c="16"/>colnames(scenario1.dsa$coefficients)[7], colnames(scenario1.dsa$coefficients)[8])</text:span></text:p>
      <text:p text:style-name="P3"><text:span text:style-name="T2"><text:s text:c="3"/>var.dsa = cbind(var.dsa, var.temp)</text:span></text:p>
      <text:p text:style-name="P2"/>
      <text:p text:style-name="P3"><text:span text:style-name="T2"><text:s text:c="3"/># number of terms selected in the DSA model</text:span></text:p>
      <text:p text:style-name="P3"><text:span text:style-name="T2"><text:s text:c="3"/>size.dsa = c(size.dsa, max(which(!is.na(var.temp))))</text:span></text:p>
      <text:p text:style-name="P2"/>
      <text:p text:style-name="P3"><text:span text:style-name="T2"><text:s text:c="3"/># match function returns the location of exposure variables</text:span></text:p>
      <text:p text:style-name="P3"><text:span text:style-name="T2"><text:s text:c="3"/>b2.dsa = c(b2.dsa, scenario1.dsa$coefficients[match("I(X2^1)", var.temp)])</text:span></text:p>
      <text:p text:style-name="P3"><text:span text:style-name="T2"><text:s text:c="3"/>b3.dsa = c(b3.dsa, scenario1.dsa$coefficients[match("I(X3^1)", var.temp)])</text:span></text:p>
      <text:p text:style-name="P3"><text:span text:style-name="T2"><text:s text:c="3"/>g23.dsa = c(g23.dsa, scenario1.dsa$coefficients[match("I(X2^1 * X3^1)", var.temp)]) </text:span></text:p>
      <text:p text:style-name="P2"/>
      <text:p text:style-name="P3"><text:span text:style-name="T2"><text:s text:c="3"/></text:span></text:p>
      <text:p text:style-name="P3"><text:span text:style-name="T2"><text:s text:c="3"/>######## Method II. Supervised PCA (SPCA) ########</text:span></text:p>
      <text:p text:style-name="P3"><text:span text:style-name="T2"><text:s text:c="3"/># create train and test data objects, here we use the same data set.</text:span></text:p>
      <text:p text:style-name="P3"><text:span text:style-name="T2"><text:s text:c="3"/>data.spca = list(x=predictors.scenario1,y=Y, featurenames=featurenames.scenario1)</text:span></text:p>
      <text:p text:style-name="P2"/>
      <text:p text:style-name="P3"><text:span text:style-name="T2"><text:s text:c="3"/># train the model: computes Z score for each predictor</text:span></text:p>
      <text:p text:style-name="P3"><text:span text:style-name="T2"><text:s text:c="3"/>train.obj = superpc.train(data.spca, type="regression")</text:span></text:p>
      <text:p text:style-name="P2"/>
      <text:p text:style-name="P3"><text:span text:style-name="T2"><text:s text:c="3"/># cross-validate the model</text:span></text:p>
      <text:p text:style-name="P3"><text:span text:style-name="T2"><text:s text:c="3"/>cv.obj = superpc.cv(train.obj, data.spca, min.features=0)</text:span></text:p>
      <text:p text:style-name="P2"/>
      <text:p text:style-name="P3"><text:span text:style-name="T2"><text:s text:c="3"/># choose the best threshold theta </text:span></text:p>
      <text:p text:style-name="P3"><text:span text:style-name="T2"><text:s text:c="3"/>thresholds.spca = cv.obj$scor[1,][!is.na(cv.obj$scor[1,])]</text:span></text:p>
      <text:p text:style-name="P3"><text:span text:style-name="T2"><text:s text:c="3"/>k.spca = cv.obj$thresholds[which(thresholds.spca == <text:s/>max(thresholds.spca))]</text:span></text:p>
      <text:p text:style-name="P2"/>
      <text:p text:style-name="P3"><text:span text:style-name="T3"><text:s text:c="3"/></text:span><text:span text:style-name="T2"># derive reduced matrix Z’ for model fitting </text:span></text:p>
      <text:p text:style-name="P3"><text:span text:style-name="T2"><text:s text:c="3"/>fit.cts = superpc.predict(train.obj, data.spca, data.spca, threshold=k.spca-1, n.components=1, prediction.type="continuous")</text:span></text:p>
      <text:p text:style-name="P3"><text:span text:style-name="T2"><text:s text:c="3"/>red.predictors = mat.or.vec(10, N)</text:span></text:p>
      <text:p text:style-name="P3"><text:span text:style-name="T2"><text:s text:c="3"/>for (i in 1:10){</text:span></text:p>
      <text:p text:style-name="P3"><text:span text:style-name="T2"><text:s text:c="6"/>red.predictors[i,] = fit.cts$which.features[i]*predictors.scenario1[i,]</text:span></text:p>
      <text:p text:style-name="P3"><text:span text:style-name="T2"><text:s text:c="3"/>}</text:span></text:p>
      <text:p text:style-name="P3"><text:span text:style-name="T2"><text:s text:c="3"/>rownames(red.predictors) = featurenames.scenario1</text:span></text:p>
      <text:p text:style-name="P3"><text:span text:style-name="T2"><text:s text:c="3"/>red.predictors =red.predictors[which(rowSums(red.predictors)&gt;0),] <text:s text:c="4"/>#remove rows of 0s</text:span></text:p>
      <text:p text:style-name="P3"><text:span text:style-name="T2"><text:s text:c="3"/>red.features = featurenames.scenario1[fit.cts$which.features == T] </text:span></text:p>
      <text:p text:style-name="P2"/>
      <text:p text:style-name="P3"><text:span text:style-name="T2"><text:s text:c="3"/>s.spca = sum(fit.cts$which.features) <text:s text:c="3"/># number of terms after selection</text:span></text:p>
      <text:p text:style-name="P3"><text:span text:style-name="T2"><text:s text:c="3"/>size.spca = c(size.spca, s.spca) <text:s text:c="8"/></text:span></text:p>
      <text:p text:style-name="P2"/>
      <text:p text:style-name="P3"><text:span text:style-name="T2"><text:s text:c="3"/>centered.spca = red.predictors - rowMeans(red.predictors)</text:span></text:p>
      <text:p text:style-name="P3"><text:span text:style-name="T2"><text:s text:c="3"/>cov.spca = centered.spca %*% t(centered.spca) / (N-1)</text:span></text:p>
      <text:p text:style-name="P2"/>
      <text:p text:style-name="P3"><text:span text:style-name="T2"><text:s text:c="3"/># Fucntion: compute first several PCs of the reduced matrix Z’</text:span></text:p>
      <text:p text:style-name="P3"><text:soft-page-break/><text:span text:style-name="T2"><text:s text:c="3"/>princomp = function(pc) {</text:span></text:p>
      <text:p text:style-name="P3"><text:span text:style-name="T2"><text:s text:c="6"/>pred.red.predictors = t(svd(cov.spca)$u[,1:pc]) %*% red.predictors</text:span></text:p>
      <text:p text:style-name="P3"><text:span text:style-name="T2"><text:s text:c="6"/>scenario1.spca = lm(Y ~ t(pred.red.predictors))</text:span></text:p>
      <text:p text:style-name="P2"/>
      <text:p text:style-name="P3"><text:span text:style-name="T2"><text:s text:c="6"/>lm.b = c()</text:span></text:p>
      <text:p text:style-name="P3"><text:span text:style-name="T2"><text:s text:c="6"/>for(j in 1:pc){ <text:s text:c="3"/># extract coeff from linear model for PCs</text:span></text:p>
      <text:p text:style-name="P3"><text:span text:style-name="T2"><text:s text:c="9"/>lm.b = c(lm.b, scenario1.spca$coef[[j+1]])</text:span></text:p>
      <text:p text:style-name="P3"><text:span text:style-name="T2"><text:s text:c="6"/>}</text:span></text:p>
      <text:p text:style-name="P2"/>
      <text:p text:style-name="P3"><text:span text:style-name="T2"><text:s text:c="6"/>beta = real(s)</text:span></text:p>
      <text:p text:style-name="P3"><text:span text:style-name="T2"><text:s text:c="6"/>for(j in 1:s){ <text:s text:c="3"/># compute betas in the final model</text:span></text:p>
      <text:p text:style-name="P3"><text:span text:style-name="T2"><text:s text:c="6"/>beta[j] = sum(svd(cov.spca)$u[j,1:pc]*lm.b)</text:span></text:p>
      <text:p text:style-name="P3"><text:span text:style-name="T2"><text:s text:c="6"/>}</text:span></text:p>
      <text:p text:style-name="P3"><text:span text:style-name="T2"><text:s/></text:span></text:p>
      <text:p text:style-name="P3"><text:span text:style-name="T2"><text:s text:c="6"/>return(beta)</text:span></text:p>
      <text:p text:style-name="P3"><text:span text:style-name="T2"><text:s text:c="3"/>}</text:span></text:p>
      <text:p text:style-name="P2"/>
      <text:p text:style-name="P3"><text:span text:style-name="T2"><text:s text:c="3"/># Apply function and extract coefficients from linear model</text:span></text:p>
      <text:p text:style-name="P3"><text:span text:style-name="T2"><text:s text:c="3"/>fun1 = princomp(1)</text:span></text:p>
      <text:p text:style-name="P3"><text:span text:style-name="T2"><text:s text:c="3"/>pc1.b2.spca = c(pc1.b2.spca, fun1[red.features == "X2"]) <text:s text:c="4"/></text:span></text:p>
      <text:p text:style-name="P3"><text:span text:style-name="T2"><text:s text:c="3"/>pc1.b3.spca = c(pc1.b3.spca, fun1[red.features == "X3"]) <text:s text:c="4"/></text:span></text:p>
      <text:p text:style-name="P3"><text:span text:style-name="T2"><text:s text:c="3"/>pc1.g23.spca = c(pc1.g23.spca, fun1[red.features == "X2*X3"]) </text:span></text:p>
      <text:p text:style-name="P3"><text:span text:style-name="T2"><text:s text:c="3"/></text:span></text:p>
      <text:p text:style-name="P3"><text:span text:style-name="T2"><text:s text:c="3"/></text:span></text:p>
      <text:p text:style-name="P3"><text:span text:style-name="T2"><text:s text:c="3"/>######## Method III. lasso regression ########</text:span></text:p>
      <text:p text:style-name="P3"><text:span text:style-name="T2"><text:s text:c="3"/># Covariate matrix: add 1st column as intercept <text:s text:c="2"/></text:span></text:p>
      <text:p text:style-name="P3"><text:span text:style-name="T2"><text:s text:c="3"/>Z.lasso = cbind(1, t(predictors.scenario1)) <text:s text:c="3"/>#add 1st column as intercept</text:span></text:p>
      <text:p text:style-name="P2"/>
      <text:p text:style-name="P3"><text:span text:style-name="T2"><text:s text:c="3"/># LASSO for main effects + interactions</text:span></text:p>
      <text:p text:style-name="P3"><text:span text:style-name="T2"><text:s text:c="3"/>scenario1.lasso = lars(Z.lasso, Y, type="lasso")</text:span></text:p>
      <text:p text:style-name="P3"><text:span text:style-name="T2"><text:s text:c="3"/>betas.lasso = scenario1.lasso$beta[match(min(scenario1.lasso$Cp), scenario1.lasso$Cp),] <text:s text:c="2"/></text:span></text:p>
      <text:p text:style-name="P2"/>
      <text:p text:style-name="P3"><text:span text:style-name="T2"><text:s text:c="3"/># extract LASSO coefficients</text:span></text:p>
      <text:p text:style-name="P3"><text:span text:style-name="T2"><text:s text:c="3"/>b2.lasso = c(b2.lasso, betas[[3]]) <text:s text:c="4"/>#X2 </text:span></text:p>
      <text:p text:style-name="P3"><text:span text:style-name="T2"><text:s text:c="3"/>b3.lasso = c(b3.lasso, betas[[4]]) <text:s text:c="4"/>#X3</text:span></text:p>
      <text:p text:style-name="P3"><text:span text:style-name="T2"><text:s text:c="3"/>g23.lasso = c(g23.lasso, betas[[9]]) <text:s text:c="2"/>#X2*X3</text:span></text:p>
      <text:p text:style-name="P3"><text:span text:style-name="T2"><text:s/></text:span></text:p>
      <text:p text:style-name="P3"><text:span text:style-name="T2"><text:s text:c="3"/># model size (intercept not included)</text:span></text:p>
      <text:p text:style-name="P3"><text:span text:style-name="T2"><text:s text:c="3"/>if (betas.lasso[[1]] == 0.00000000) </text:span></text:p>
      <text:p text:style-name="P3"><text:span text:style-name="T2"><text:s text:c="6"/>{s.lasso = sum(betas.lasso != 0.00000000)} </text:span></text:p>
      <text:p text:style-name="P3"><text:span text:style-name="T2"><text:s text:c="3"/>else {s.lasso = sum(betas.lasso != 0.00000000)-1}</text:span></text:p>
      <text:p text:style-name="P3"><text:span text:style-name="T2"><text:s text:c="3"/>size.lasso = c(size.lasso, s.lasso) <text:s/></text:span></text:p>
      <text:p text:style-name="P2"/>
      <text:p text:style-name="P2"/>
      <text:p text:style-name="P3"><text:span text:style-name="T2"><text:s text:c="3"/>######## Method IV. Partial least square regression (PLSR) ########</text:span></text:p>
      <text:p text:style-name="P3"><text:span text:style-name="T2"><text:s text:c="3"/># Covariate matrix: transposed <text:s text:c="5"/></text:span></text:p>
      <text:p text:style-name="P3"><text:span text:style-name="T2"><text:s text:c="3"/>Z.plsr = t(predictors.scenario1)</text:span></text:p>
      <text:p text:style-name="P2"/>
      <text:p text:style-name="P3"><text:span text:style-name="T2"><text:s text:c="3"/># Choose optimum no.of components by Root Mean Squared Error of Prediction in cross validation <text:s/></text:span></text:p>
      <text:p text:style-name="P3"><text:span text:style-name="T2"><text:s text:c="3"/>opt.pcr = plsr(Y~Z.plsr, ncomp=10, validation="CV") <text:s text:c="4"/></text:span></text:p>
      <text:p text:style-name="P3"><text:span text:style-name="T2"><text:s text:c="3"/>err.CV = c()</text:span></text:p>
      <text:p text:style-name="P3"><text:span text:style-name="T2"><text:s text:c="3"/>for (i in 1:10) {err.CV[i] = RMSEP(opt.pcr)$val[i*2+1]} <text:s text:c="2"/></text:span></text:p>
      <text:p text:style-name="P3"><text:span text:style-name="T2"><text:s text:c="3"/>delta = err.CV[1:9] - err.CV[2:10] <text:s text:c="3"/># delta vector contains RMSEP differences <text:s/></text:span></text:p>
      <text:p text:style-name="P3"><text:span text:style-name="T2"><text:s text:c="3"/>comp.plsr = min(which(delta&lt;0.05)) </text:span></text:p>
      <text:p text:style-name="P2"/>
      <text:p text:style-name="P3"><text:span text:style-name="T2"><text:s text:c="3"/># mixed model regression coefficients</text:span></text:p>
      <text:p text:style-name="P3"><text:span text:style-name="T2"><text:s text:c="3"/>scenario1.plsr = plsr(Y~Z.plsr, ncomp = comp.plsr)</text:span></text:p>
      <text:p text:style-name="P2"/>
      <text:p text:style-name="P3"><text:span text:style-name="T2"><text:s text:c="3"/># extract regression ocefficients</text:span></text:p>
      <text:p text:style-name="P3"><text:span text:style-name="T2"><text:s text:c="3"/>beta.mat.plsr[iter, ] = coef(scenario1.plsr, ncomp = comp.plsr, intercept = TRUE)[2:11]</text:span></text:p>
      <text:p text:style-name="P2"/>
      <text:p text:style-name="P2"/>
      <text:p text:style-name="P3"><text:span text:style-name="T2"><text:s text:c="3"/>######## Method V. Classification &amp; regression tree ########</text:span></text:p>
      <text:p text:style-name="P3"><text:span text:style-name="T2"><text:s text:c="3"/># grow tree <text:s/></text:span></text:p>
      <text:p text:style-name="P3"><text:span text:style-name="T2"><text:s text:c="3"/>scenario1.cart = rpart(Y ~ X1 + X2 + X3 + X4, method = "anova", data = scenario1)</text:span></text:p>
      <text:p text:style-name="P2"/>
      <text:p text:style-name="P3"><text:span text:style-name="T2"><text:s text:c="3"/># prune the tree by min CP</text:span></text:p>
      <text:p text:style-name="P3"><text:span text:style-name="T2"><text:s text:c="3"/>scenario1.pcart = prune(scenario1.cart, </text:span></text:p>
      <text:p text:style-name="P3"><text:span text:style-name="T2">cp=scenario1.cart$cptable[which.min(scenario1.cart$cptable[, "xerror"]), "CP"])</text:span></text:p>
      <text:p text:style-name="P2"><text:soft-page-break/></text:p>
      <text:p text:style-name="P3"><text:span text:style-name="T2"><text:s text:c="3"/># number of terminal nodes</text:span></text:p>
      <text:p text:style-name="P3"><text:span text:style-name="T2"><text:s text:c="3"/>k.cart = sum(scenario1.pcart$frame$var=="&lt;leaf&gt;")</text:span></text:p>
      <text:p text:style-name="P3"><text:span text:style-name="T2"><text:s text:c="3"/>node.cart = c(node.cart, k.cart)</text:span></text:p>
      <text:p text:style-name="P2"/>
      <text:p text:style-name="P3"><text:span text:style-name="T2"><text:s text:c="3"/># extract all unique variables included in CART</text:span></text:p>
      <text:p text:style-name="P3"><text:span text:style-name="T2"><text:s text:c="3"/>j = dim(scenario1.pcart$frame[1])[1]</text:span></text:p>
      <text:p text:style-name="P3"><text:span text:style-name="T2"><text:s text:c="3"/>var = c()</text:span></text:p>
      <text:p text:style-name="P3"><text:span text:style-name="T2"><text:s text:c="3"/>for (i in 1:j) </text:span></text:p>
      <text:p text:style-name="P3"><text:span text:style-name="T2"><text:s text:c="6"/>{ var = c(var, scenario1.pcart$frame[i,1]) } <text:s text:c="4"/></text:span></text:p>
      <text:p text:style-name="P3"><text:span text:style-name="T2"><text:s text:c="3"/>predictor.cart = c(predictor.cart, unique(var[var!=1]-1))</text:span></text:p>
      <text:p text:style-name="P2"/>
      <text:p text:style-name="P2"/>
      <text:p text:style-name="P3"><text:span text:style-name="T2"><text:s text:c="3"/>######## Method VI. Bayesian Model Averaging (BMA) ########</text:span></text:p>
      <text:p text:style-name="P3"><text:span text:style-name="T2"><text:s text:c="3"/># Covariate matrix: transposed <text:s text:c="5"/></text:span></text:p>
      <text:p text:style-name="P3"><text:span text:style-name="T2"><text:s text:c="3"/>Z.bma = t(predictors.scenario1)</text:span></text:p>
      <text:p text:style-name="P2"/>
      <text:p text:style-name="P3"><text:span text:style-name="T2"><text:s text:c="3"/># apply BMA</text:span></text:p>
      <text:p text:style-name="P3"><text:span text:style-name="T2"><text:s text:c="3"/>scenario1.bma = bicreg(Z.bma, Y)</text:span></text:p>
      <text:p text:style-name="P2"/>
      <text:p text:style-name="P3"><text:span text:style-name="T2"><text:s text:c="3"/># extract coefficients </text:span></text:p>
      <text:p text:style-name="P3"><text:span text:style-name="T2"><text:s text:c="3"/>prob.bma = rbind(prob.bma, scenario1.bma$probne0[2:11])</text:span></text:p>
      <text:p text:style-name="P3"><text:span text:style-name="T2"><text:s text:c="3"/>beta.bma = rbind(beta.bma, scenario1.bma$postmean[2:11])</text:span></text:p>
      <text:p text:style-name="P3"><text:span text:style-name="T2"><text:s text:c="3"/>se.bma = rbind(se.bma, scenario1.bma$postsd[2:11])</text:span></text:p>
      <text:p text:style-name="P3"><text:span text:style-name="T2">}</text:span></text:p>
      <text:p text:style-name="P2"/>
      <text:p text:style-name="P2"/>
      <text:p text:style-name="P3"><text:span text:style-name="T2">## summary function 1 to compute Mean, empirical SE and percent in the model of each predictor</text:span></text:p>
      <text:p text:style-name="P3"><text:span text:style-name="T2">summary1 = function(x) {</text:span></text:p>
      <text:p text:style-name="P3"><text:span text:style-name="T2"><text:s text:c="4"/># remove NA/0 elements</text:span></text:p>
      <text:p text:style-name="P3"><text:span text:style-name="T2"><text:s text:c="4"/>x = x[!is.na(x)]; x = x[x!=0];</text:span></text:p>
      <text:p text:style-name="P3"><text:span text:style-name="T2"><text:s text:c="4"/>list(mean=mean(x), emp.se=sd(x)/sqrt(length(x)), power=length(x)/n)</text:span></text:p>
      <text:p text:style-name="P9"><text:span text:style-name="T2">}</text:span></text:p>
      <text:p text:style-name="P2"/>
      <text:p text:style-name="P3"><text:span text:style-name="T2">## summary function 2 to compute Mean, model-based SE, empirical SE and percent in the model of ## each predictor</text:span></text:p>
      <text:p text:style-name="P3"><text:span text:style-name="T2">summary2 = function(x, y) {</text:span></text:p>
      <text:p text:style-name="P3"><text:span text:style-name="T2"><text:s text:c="4"/>x = x[!is.na(x)]; x = x[x!=0]; </text:span></text:p>
      <text:p text:style-name="P3"><text:span text:style-name="T2"><text:s text:c="4"/>y = y[!is.na(y)]; y = y[y!=0]; </text:span></text:p>
      <text:p text:style-name="P3"><text:span text:style-name="T2"><text:s text:c="4"/>list(mean=mean(x), mod.se=mean(y), emp.se=sd(x)/sqrt(length(x)), power=length(x)/n)</text:span></text:p>
      <text:p text:style-name="P3"><text:span text:style-name="T2"><text:s text:c="4"/>}</text:span></text:p>
      <text:p text:style-name="P2"/>
      <text:p text:style-name="P2"/>
      <text:p text:style-name="P3"><text:span text:style-name="T2">#### Summary results from DSA model</text:span></text:p>
      <text:p text:style-name="P3"><text:span text:style-name="T2"># average size </text:span></text:p>
      <text:p text:style-name="P3"><text:span text:style-name="T2">mean(size.dsa)-1</text:span></text:p>
      <text:p text:style-name="P2"/>
      <text:p text:style-name="P3"><text:span text:style-name="T2"># Mean, empirical SE and percent</text:span></text:p>
      <text:p text:style-name="P3"><text:span text:style-name="T2">summary1(b2.dsa) </text:span></text:p>
      <text:p text:style-name="P3"><text:span text:style-name="T2">summary1(b3.dsa)</text:span></text:p>
      <text:p text:style-name="P3"><text:span text:style-name="T2">summary1(g23.dsa)</text:span></text:p>
      <text:p text:style-name="P2"/>
      <text:p text:style-name="P2"/>
      <text:p text:style-name="P3"><text:span text:style-name="T2">#### Summary results from SPCA model</text:span></text:p>
      <text:p text:style-name="P3"><text:span text:style-name="T2"># average size </text:span></text:p>
      <text:p text:style-name="P3"><text:span text:style-name="T2">mean(size.spca)</text:span></text:p>
      <text:p text:style-name="P2"/>
      <text:p text:style-name="P3"><text:span text:style-name="T2"># Mean, empirical SE and percent</text:span></text:p>
      <text:p text:style-name="P3"><text:span text:style-name="T2">summary1(pc1.b2.spca)</text:span></text:p>
      <text:p text:style-name="P3"><text:span text:style-name="T2">summary1(pc1.b3.spca) </text:span></text:p>
      <text:p text:style-name="P3"><text:span text:style-name="T2">summary1(pc1.g23.spca) </text:span></text:p>
      <text:p text:style-name="P2"/>
      <text:p text:style-name="P2"/>
      <text:p text:style-name="P3"><text:span text:style-name="T2">#### Summary results from LASSO model</text:span></text:p>
      <text:p text:style-name="P3"><text:span text:style-name="T2"># average size</text:span></text:p>
      <text:p text:style-name="P3"><text:span text:style-name="T2">mean(size.lasso)</text:span></text:p>
      <text:p text:style-name="P2"/>
      <text:p text:style-name="P3"><text:span text:style-name="T2"># Mean, empirical SE and percent</text:span></text:p>
      <text:p text:style-name="P3"><text:span text:style-name="T2">summary1(b2.lasso) </text:span></text:p>
      <text:p text:style-name="P3"><text:span text:style-name="T2">summary1(b3.lasso)</text:span></text:p>
      <text:p text:style-name="P3"><text:span text:style-name="T2">summary1(g23.lasso)</text:span></text:p>
      <text:p text:style-name="P2"><text:soft-page-break/></text:p>
      <text:p text:style-name="P2"/>
      <text:p text:style-name="P3"><text:span text:style-name="T2">#### Summary results from PLSR model</text:span></text:p>
      <text:p text:style-name="P3"><text:span text:style-name="T2">colnames(beta.mat.plsr) = featurenames.scenario1 </text:span></text:p>
      <text:p text:style-name="P3"><text:span text:style-name="T2">colMeans(beta.mat.plsr)</text:span></text:p>
      <text:p text:style-name="P2"/>
      <text:p text:style-name="P2"/>
      <text:p text:style-name="P3"><text:span text:style-name="T2">#### Summary results from CART model</text:span></text:p>
      <text:p text:style-name="P3"><text:span text:style-name="T2"># average size of the tree (number of terminal nodes)</text:span></text:p>
      <text:p text:style-name="P3"><text:span text:style-name="T2">mean(node.cart)</text:span></text:p>
      <text:p text:style-name="P3"><text:span text:style-name="T2">table(node)</text:span></text:p>
      <text:p text:style-name="P2"/>
      <text:p text:style-name="P3"><text:span text:style-name="T2"># percent of exposure retain in the model</text:span></text:p>
      <text:p text:style-name="P3"><text:span text:style-name="T2">sum(predictor.cart == 1)*100/n</text:span></text:p>
      <text:p text:style-name="P3"><text:span text:style-name="T2">sum(predictor.cart == 2)*100/n</text:span></text:p>
      <text:p text:style-name="P3"><text:span text:style-name="T2">sum(predictor.cart == 3)*100/n</text:span></text:p>
      <text:p text:style-name="P3"><text:span text:style-name="T2">sum(predictor.cart == 4)*100/n</text:span></text:p>
      <text:p text:style-name="P2"/>
      <text:p text:style-name="P2"/>
      <text:p text:style-name="P3"><text:span text:style-name="T2">#### Summary results from BMA model</text:span></text:p>
      <text:p text:style-name="P3"><text:span text:style-name="T2"># mean, model-based SE and percent of coefficients</text:span></text:p>
      <text:p text:style-name="P3"><text:span text:style-name="T2">colnames(prob.bma) = colnames(beta.bma) = colnames(se.bma) = featurenames.scenario1</text:span></text:p>
      <text:p text:style-name="P3"><text:span text:style-name="T2">table.bma = cbind(colMeans(beta.bma), colMeans(se.bma), colMeans(prob.bma))</text:span></text:p>
      <text:p text:style-name="P3"><text:span text:style-name="T2">colnames(table.bma) = c("beta", "se", "P")</text:span></text:p>
      <text:p text:style-name="P3"><text:span text:style-name="T2">table.bma</text:span></text:p>
      <text:p text:style-name="P2"/>
      <text:p text:style-name="P3"><text:span text:style-name="T2"># average size </text:span></text:p>
      <text:p text:style-name="P3"><text:span text:style-name="T2">sum(prob.bma/100)/n</text:span></text:p>
      <text:p text:style-name="P2"/>
      <text:p text:style-name="P2"/>
      <text:p text:style-name="P2"/>
      <text:p text:style-name="P1"/>
      <text:p text:style-name="P7"><text:span text:style-name="T2">#################### Data generation for Scenarios 2: ######################</text:span></text:p>
      <text:p text:style-name="P3"><text:span text:style-name="T2">################# Cross-sectional study with 20 pollutants #################</text:span></text:p>
      <text:p text:style-name="P2"/>
      <text:p text:style-name="P3"><text:span text:style-name="T2">## Parameters for exposure variables (X matrix) in a multivariate way</text:span></text:p>
      <text:p text:style-name="P3"><text:span text:style-name="T2">## Assume x1, x2,..., x20 follow lognormal distributions with standardized mean (SD): 1(1)</text:span></text:p>
      <text:p text:style-name="P3"><text:span text:style-name="T2"># mean and covariance matrix of exposure variables</text:span></text:p>
      <text:p text:style-name="P3"><text:span text:style-name="T2">meanExpo = rep(1, 20)</text:span></text:p>
      <text:p text:style-name="P3"><text:span text:style-name="T2">Cov1 = matrix(c( <text:s/>1, 0.2, 0.2, 0.2, 0.2,</text:span></text:p>
      <text:p text:style-name="P3"><text:span text:style-name="T2"><text:s text:c="16"/>0.2, <text:s text:c="2"/>1, 0.2, 0.2, 0.2,</text:span></text:p>
      <text:p text:style-name="P3"><text:span text:style-name="T2"><text:s text:c="16"/>0.2, 0.2, <text:s text:c="2"/>1, 0.2, 0.2,</text:span></text:p>
      <text:p text:style-name="P3"><text:span text:style-name="T2"><text:s text:c="16"/>0.2, 0.2, 0.2, <text:s text:c="2"/>1, 0.2,</text:span></text:p>
      <text:p text:style-name="P3"><text:span text:style-name="T2"><text:s text:c="16"/>0.2, 0.2, 0.2, 0.2, <text:s text:c="2"/>1), nrow=5, byrow=T)</text:span></text:p>
      <text:p text:style-name="P3"><text:span text:style-name="T2">Cov2 = matrix(rep(0,75), nrow=5, byrow=T)</text:span></text:p>
      <text:p text:style-name="P3"><text:span text:style-name="T2">Cov3 = matrix(rep(0,75), nrow=15, byrow=T)</text:span></text:p>
      <text:p text:style-name="P3"><text:span text:style-name="T2">Cov4 = diag(rep(1,15))</text:span></text:p>
      <text:p text:style-name="P3"><text:span text:style-name="T2">varExpo = rbind(cbind(Cov1, Cov2), cbind(Cov3, Cov4))</text:span></text:p>
      <text:p text:style-name="P2"/>
      <text:p text:style-name="P3"><text:span text:style-name="T2"># mean and covariance matrix of the log of exposure variables</text:span></text:p>
      <text:p text:style-name="P3"><text:span text:style-name="T2">sigma.tilde = matrix(0, nrow=20, ncol=20)</text:span></text:p>
      <text:p text:style-name="P3"><text:span text:style-name="T2">for(i in 1:20) { </text:span></text:p>
      <text:p text:style-name="P3"><text:span text:style-name="T2"><text:s text:c="3"/>for(j in 1:20) {</text:span></text:p>
      <text:p text:style-name="P3"><text:span text:style-name="T2"><text:s text:c="6"/>sigma.tilde[i,j] = log(1+(varExpo[i,j]/(meanExpo[i]*meanExpo[j])))</text:span></text:p>
      <text:p text:style-name="P3"><text:span text:style-name="T2"><text:s text:c="3"/>}</text:span></text:p>
      <text:p text:style-name="P3"><text:span text:style-name="T2">}</text:span></text:p>
      <text:p text:style-name="P2"/>
      <text:p text:style-name="P3"><text:span text:style-name="T2">mu.tilde = rep(0,20)</text:span></text:p>
      <text:p text:style-name="P3"><text:span text:style-name="T2">for(i in 1:20) {</text:span></text:p>
      <text:p text:style-name="P3"><text:span text:style-name="T2"><text:s text:c="3"/>mu.tilde[i] = log(meanExpo[i])-sigma.tilde[i,i]/2</text:span></text:p>
      <text:p text:style-name="P3"><text:span text:style-name="T2">}</text:span></text:p>
      <text:p text:style-name="P2"/>
      <text:p text:style-name="P3"><text:span text:style-name="T2"># Assign names to predictors (pollutants and interactions)</text:span></text:p>
      <text:p text:style-name="P3"><text:span text:style-name="T2">pollutants = c()</text:span></text:p>
      <text:p text:style-name="P3"><text:span text:style-name="T2">for (i in 1:20) { pollutants [i] = paste("X", i, sep = "") }</text:span></text:p>
      <text:p text:style-name="P2"/>
      <text:p text:style-name="P3"><text:span text:style-name="T2">int2 = c()</text:span></text:p>
      <text:p text:style-name="P3"><text:span text:style-name="T2">for (i in 1:19) {</text:span></text:p>
      <text:p text:style-name="P3"><text:span text:style-name="T2"><text:s text:c="3"/>for (j in (i+1):20) { </text:span></text:p>
      <text:p text:style-name="P3"><text:span text:style-name="T2"><text:s text:c="6"/>int2 = c(int2, paste("X", i, "_", j, sep = "")) </text:span></text:p>
      <text:p text:style-name="P3"><text:span text:style-name="T2"><text:s text:c="3"/>}</text:span></text:p>
      <text:p text:style-name="P3"><text:span text:style-name="T2">}</text:span></text:p>
      <text:p text:style-name="P2"/>
      <text:p text:style-name="P2"/>
      <text:p text:style-name="P3"><text:span text:style-name="T2">###### Simulation results from 1,000 iterations</text:span></text:p>
      <text:p text:style-name="P3"><text:span text:style-name="T2">n=1000</text:span></text:p>
      <text:p text:style-name="P3"><text:span text:style-name="T2">N=250</text:span></text:p>
      <text:p text:style-name="P2"/>
      <text:p text:style-name="P3"><text:span text:style-name="T2"># generate empty data frames or matrices for storing simulation results</text:span></text:p>
      <text:p text:style-name="P3"><text:span text:style-name="T2">beta.dsa = data.frame(); name.dsa = data.frame();</text:span></text:p>
      <text:p text:style-name="P3"><text:span text:style-name="T2">pc1.beta.spca = matrix(nrow=n, ncol=210); size.spca = c();</text:span></text:p>
      <text:p text:style-name="P3"><text:span text:style-name="T2">beta.mat.lasso = matrix(nrow=n, ncol=210); size.lasso = c()</text:span></text:p>
      <text:p text:style-name="P3"><text:span text:style-name="T2">beta.mat.plsr = matrix(nrow=n, ncol=210)</text:span></text:p>
      <text:p text:style-name="P3"><text:span text:style-name="T2">predictor.cart = c(); node.cart = c();</text:span></text:p>
      <text:p text:style-name="P3"><text:span text:style-name="T2">b1.bma=c(); b2.bma=c(); b6.bma=c(); b7.bma=c(); g12.bma=c(); g16.bma=c(); g67.bma=c(); size.bma=c();</text:span></text:p>
      <text:p text:style-name="P2"/>
      <text:p text:style-name="P3"><text:span text:style-name="T2">for (iter in 1: n) {</text:span></text:p>
      <text:p text:style-name="P2"/>
      <text:p text:style-name="P3"><text:span text:style-name="T2"><text:s text:c="3"/># Generate 20 exposure variables</text:span></text:p>
      <text:p text:style-name="P3"><text:span text:style-name="T2"><text:s text:c="3"/>simExpo = rlnorm.rplus(N, mu.tilde, sigma.tilde)</text:span></text:p>
      <text:p text:style-name="P3"><text:span text:style-name="T2"><text:s text:c="3"/>for (i in 1:20) {assign(paste("X", i, sep = ""), simExpo[,i])}</text:span></text:p>
      <text:p text:style-name="P2"/>
      <text:p text:style-name="P3"><text:span text:style-name="T2"><text:s text:c="3"/># Generate outccome Y from a linear regression model, Y|predictors</text:span></text:p>
      <text:p text:style-name="P3"><text:span text:style-name="T2"><text:s text:c="3"/>error = rnorm(N, 0, 1)</text:span></text:p>
      <text:p text:style-name="P3"><text:span text:style-name="T2"><text:s text:c="3"/>Y = 0.1+0.5*X1+0.5*X2+0.5*X6+0.5*X7+0.2*X1*X2+0.2*X1*X6+0.2*X6*X7+3*error</text:span></text:p>
      <text:p text:style-name="P3"><text:span text:style-name="T2"><text:s text:c="3"/>scenario2 = cbind(Y, simExpo) </text:span></text:p>
      <text:p text:style-name="P3"><text:span text:style-name="T2"><text:s text:c="3"/>colnames(scenario2) = c("Y", pollutants)</text:span></text:p>
      <text:p text:style-name="P2"/>
      <text:p text:style-name="P3"><text:span text:style-name="T2"><text:s text:c="3"/># Predictor matrix </text:span></text:p>
      <text:p text:style-name="P3"><text:span text:style-name="T2"><text:s text:c="3"/>predictors.scenario2 = matrix(nrow=210, ncol=N)</text:span></text:p>
      <text:p text:style-name="P3"><text:span text:style-name="T2"><text:s text:c="3"/>predictors.scenario2[1:20,] = t(simExpo)</text:span></text:p>
      <text:p text:style-name="P2"/>
      <text:p text:style-name="P3"><text:soft-page-break/><text:span text:style-name="T2"><text:s text:c="3"/>a=21</text:span></text:p>
      <text:p text:style-name="P3"><text:span text:style-name="T2"><text:s text:c="3"/>for (i in 1:19) {</text:span></text:p>
      <text:p text:style-name="P3"><text:span text:style-name="T2"><text:s text:c="6"/>for (j in (i+1):20) {</text:span></text:p>
      <text:p text:style-name="P3"><text:span text:style-name="T2"><text:s text:c="9"/>predictors.scenario2[a,] = simExpo[,i]*simExpo[,j];</text:span></text:p>
      <text:p text:style-name="P3"><text:span text:style-name="T2"><text:s text:c="9"/>a = a+1;</text:span></text:p>
      <text:p text:style-name="P3"><text:span text:style-name="T2"><text:s text:c="6"/>}</text:span></text:p>
      <text:p text:style-name="P3"><text:span text:style-name="T2"><text:s text:c="3"/>}</text:span></text:p>
      <text:p text:style-name="P3"><text:span text:style-name="T2"><text:s text:c="3"/>featurenames.scenario2 = c(pollutants, int2)</text:span></text:p>
      <text:p text:style-name="P3"><text:span text:style-name="T2"><text:s text:c="3"/>rownames(predictors.scenario2) = featurenames.scenario2</text:span></text:p>
      <text:p text:style-name="P2"/>
      <text:p text:style-name="P3"><text:span text:style-name="T2"><text:s text:c="2"/></text:span></text:p>
      <text:p text:style-name="P3"><text:span text:style-name="T2"><text:s text:c="3"/>######## Method I. Deletion/Substitution/Addition (DSA) ########</text:span></text:p>
      <text:p text:style-name="P3"><text:span text:style-name="T2"><text:s text:c="3"/># apply DSA algorithm</text:span></text:p>
      <text:p text:style-name="P3"><text:span text:style-name="T2"><text:s text:c="3"/>scenario2.dsa = DSA(Y ~ X1+X2+X3+X4+X5+X6+X7+X8+X9+X10+X11+X12+X13+X14+X15+X16+X17+X18+X19+X20, data = as.data.frame(scenario2), maxsize = 30, maxsumofpow = 2, <text:s/>maxorderint = 2, nsplits=10)</text:span></text:p>
      <text:p text:style-name="P3"><text:span text:style-name="T2"><text:s text:c="3"/></text:span></text:p>
      <text:p text:style-name="P3"><text:span text:style-name="T2"><text:s text:c="3"/>p.dsa = length(colnames(scenario2.dsa$coefficients))</text:span></text:p>
      <text:p text:style-name="P3"><text:span text:style-name="T2"><text:s text:c="3"/>for (i in 1:p.dsa) {</text:span></text:p>
      <text:p text:style-name="P3"><text:span text:style-name="T2"><text:s text:c="6"/>name.dsa[iter, i] = colnames(scenario2.dsa$coefficients)[i];</text:span></text:p>
      <text:p text:style-name="P3"><text:span text:style-name="T2"><text:s text:c="6"/>beta.dsa[iter, i] = scenario2.dsa$coefficients[i];</text:span></text:p>
      <text:p text:style-name="P3"><text:span text:style-name="T2"><text:s text:c="3"/>}</text:span></text:p>
      <text:p text:style-name="P2"/>
      <text:p text:style-name="P3"><text:span text:style-name="T2"><text:s text:c="3"/></text:span></text:p>
      <text:p text:style-name="P3"><text:span text:style-name="T2"><text:s text:c="3"/>######## Method II. Supervised PCA (SPCA) ########</text:span></text:p>
      <text:p text:style-name="P3"><text:span text:style-name="T2"><text:s text:c="3"/># create train and test data objects, here we use the same data set</text:span></text:p>
      <text:p text:style-name="P3"><text:span text:style-name="T2"><text:s text:c="3"/>data.spca = list(x=predictors.scenario2, y=Y, featurenames=featurenames.scenario2)</text:span></text:p>
      <text:p text:style-name="P2"/>
      <text:p text:style-name="P3"><text:span text:style-name="T2"><text:s text:c="3"/># train the model: compute Z score for each predictor</text:span></text:p>
      <text:p text:style-name="P3"><text:span text:style-name="T2"><text:s text:c="3"/>train.obj = superpc.train(data.spca, type="regression")</text:span></text:p>
      <text:p text:style-name="P2"/>
      <text:p text:style-name="P3"><text:span text:style-name="T2"><text:s text:c="3"/># cross-validate the model</text:span></text:p>
      <text:p text:style-name="P3"><text:span text:style-name="T2"><text:s text:c="3"/>cv.obj = superpc.cv(train.obj, data.spca, min.features=0)</text:span></text:p>
      <text:p text:style-name="P2"/>
      <text:p text:style-name="P3"><text:span text:style-name="T2"><text:s text:c="3"/># choose the best threshold theta </text:span></text:p>
      <text:p text:style-name="P3"><text:span text:style-name="T2"><text:s text:c="3"/>thresholds.spca = cv.obj$scor[1,][!is.na(cv.obj$scor[1,])]</text:span></text:p>
      <text:p text:style-name="P3"><text:span text:style-name="T2"><text:s text:c="3"/>k.spca = cv.obj$thresholds[which(thresholds.spca == max(thresholds.spca))]</text:span></text:p>
      <text:p text:style-name="P2"/>
      <text:p text:style-name="P3"><text:span text:style-name="T2"><text:s text:c="3"/># derive reduced matrix Z’ for model fitting </text:span></text:p>
      <text:p text:style-name="P3"><text:span text:style-name="T2"><text:s text:c="3"/>fit.cts = superpc.predict(train.obj, data.spca, data.spca, threshold=k.spca-1, n.components=1, prediction.type="continuous") <text:s text:c="3"/></text:span></text:p>
      <text:p text:style-name="P3"><text:span text:style-name="T2"><text:s text:c="3"/>red.predictors = matrix(nrow=210, ncol=N)</text:span></text:p>
      <text:p text:style-name="P3"><text:span text:style-name="T2"><text:s text:c="3"/>for (i in 1:210){</text:span></text:p>
      <text:p text:style-name="P3"><text:span text:style-name="T2"><text:s text:c="6"/>red.predictors[i,] = fit.cts$which.features[i]* predictors.scenario2[i,]</text:span></text:p>
      <text:p text:style-name="P3"><text:span text:style-name="T2"><text:s text:c="3"/>}</text:span></text:p>
      <text:p text:style-name="P3"><text:span text:style-name="T2"><text:s text:c="3"/>rownames(red.predictors) = featurenames.scenario2</text:span></text:p>
      <text:p text:style-name="P3"><text:span text:style-name="T2"><text:s text:c="3"/>red.predictors = red.predictors[which(rowSums(red.predictors) &gt; 0),] <text:s text:c="4"/>#remove rows of 0s</text:span></text:p>
      <text:p text:style-name="P3"><text:span text:style-name="T2"><text:s text:c="3"/>red.features = featurenames.scenario2[fit.cts$which.features == T] </text:span></text:p>
      <text:p text:style-name="P2"/>
      <text:p text:style-name="P3"><text:span text:style-name="T2"><text:s text:c="3"/>s.spca = length(red.features) <text:s text:c="3"/># number of terms after selection</text:span></text:p>
      <text:p text:style-name="P3"><text:span text:style-name="T2"><text:s text:c="3"/>size.spca = c(size.spca, s.spca) <text:s text:c="8"/></text:span></text:p>
      <text:p text:style-name="P2"/>
      <text:p text:style-name="P3"><text:span text:style-name="T2"><text:s text:c="3"/>centered.spca = red.predictors - rowMeans(red.predictors)</text:span></text:p>
      <text:p text:style-name="P3"><text:span text:style-name="T2"><text:s text:c="3"/>cov.spca = centered.spca %*% t(centered.spca) / (N-1)</text:span></text:p>
      <text:p text:style-name="P2"/>
      <text:p text:style-name="P3"><text:span text:style-name="T2"># Fucntion: compute 1st PC of the reduced matrix Z’, PC can be extended to 3</text:span></text:p>
      <text:p text:style-name="P3"><text:span text:style-name="T2">princomp = function(pc) {</text:span></text:p>
      <text:p text:style-name="P3"><text:span text:style-name="T2"><text:s text:c="3"/>pred.red.predictors = t(svd(cov.spca)$u[,1:pc]) %*% red.predictors</text:span></text:p>
      <text:p text:style-name="P3"><text:span text:style-name="T2"><text:s text:c="3"/>scenario2.spca = lm(Y ~ t(pred.red.predictors))</text:span></text:p>
      <text:p text:style-name="P2"/>
      <text:p text:style-name="P3"><text:span text:style-name="T2"><text:s text:c="3"/>lm.b = c()</text:span></text:p>
      <text:p text:style-name="P3"><text:span text:style-name="T2"><text:s text:c="3"/>for(j in 1:pc){ <text:s text:c="3"/># extract coeff from linear model for PCs</text:span></text:p>
      <text:p text:style-name="P3"><text:span text:style-name="T2"><text:s text:c="6"/>lm.b = c(lm.b, scenario2.spca$coef[[j+1]])</text:span></text:p>
      <text:p text:style-name="P3"><text:span text:style-name="T2"><text:s text:c="3"/>}</text:span></text:p>
      <text:p text:style-name="P2"/>
      <text:p text:style-name="P3"><text:span text:style-name="T2"><text:s text:c="3"/>beta = real(s)</text:span></text:p>
      <text:p text:style-name="P3"><text:span text:style-name="T2"><text:s text:c="3"/>for(j in 1:s){ <text:s text:c="3"/># compute betas in the final model</text:span></text:p>
      <text:p text:style-name="P3"><text:span text:style-name="T2"><text:s text:c="3"/>beta[j] = sum(svd(cov.spca)$u[j,1:pc]*lm.b)</text:span></text:p>
      <text:p text:style-name="P3"><text:span text:style-name="T2"><text:s text:c="3"/>}</text:span></text:p>
      <text:p text:style-name="P2"><text:soft-page-break/></text:p>
      <text:p text:style-name="P3"><text:span text:style-name="T2"><text:s text:c="3"/>return(beta)</text:span></text:p>
      <text:p text:style-name="P3"><text:span text:style-name="T2">}</text:span></text:p>
      <text:p text:style-name="P2"/>
      <text:p text:style-name="P3"><text:span text:style-name="T2"><text:s text:c="3"/># Apply function and extract coefficients from linear model</text:span></text:p>
      <text:p text:style-name="P3"><text:span text:style-name="T2"><text:s text:c="3"/>fun1 = princomp(1)</text:span></text:p>
      <text:p text:style-name="P3"><text:span text:style-name="T2"><text:s text:c="3"/>for (i in 1:20) {</text:span></text:p>
      <text:p text:style-name="P3"><text:span text:style-name="T2"><text:s text:c="7"/>if (sum(red.features == paste("X", i, sep=""))&gt;0) {</text:span></text:p>
      <text:p text:style-name="P3"><text:span text:style-name="T2"><text:s text:c="11"/>pc1.beta.spca[iter, i] = fun1[red.features == paste("X", i, sep="")];</text:span></text:p>
      <text:p text:style-name="P3"><text:span text:style-name="T2"><text:s text:c="7"/>}</text:span></text:p>
      <text:p text:style-name="P3"><text:span text:style-name="T2"><text:s text:c="7"/>else { pc1.beta.spca[iter, i] = NA; }</text:span></text:p>
      <text:p text:style-name="P3"><text:span text:style-name="T2"><text:s text:c="3"/>}</text:span></text:p>
      <text:p text:style-name="P3"><text:span text:style-name="T2"><text:s text:c="3"/></text:span></text:p>
      <text:p text:style-name="P3"><text:span text:style-name="T2"><text:s text:c="3"/>a=21</text:span></text:p>
      <text:p text:style-name="P3"><text:span text:style-name="T2"><text:s text:c="3"/>for (i in 1:19) {</text:span></text:p>
      <text:p text:style-name="P3"><text:span text:style-name="T2"><text:s text:c="7"/>for (j in (i+1):20) {</text:span></text:p>
      <text:p text:style-name="P3"><text:span text:style-name="T2"><text:s text:c="11"/>if (sum(red.features == paste("X", i, "_", j, sep=""))&gt;0) {</text:span></text:p>
      <text:p text:style-name="P3"><text:span text:style-name="T2"><text:s text:c="15"/>pc1.beta.spca[iter, a] = fun1[red.features == paste("X", i, "_", j, sep="")];</text:span></text:p>
      <text:p text:style-name="P3"><text:span text:style-name="T2"><text:s text:c="11"/>}</text:span></text:p>
      <text:p text:style-name="P3"><text:span text:style-name="T2"><text:s text:c="11"/>else { pc1.beta.spca[iter, a] = NA; }</text:span></text:p>
      <text:p text:style-name="P3"><text:span text:style-name="T2"><text:s text:c="11"/>a=a+1</text:span></text:p>
      <text:p text:style-name="P3"><text:span text:style-name="T2"><text:s text:c="8"/>}</text:span></text:p>
      <text:p text:style-name="P3"><text:span text:style-name="T2"><text:s text:c="3"/>}</text:span></text:p>
      <text:p text:style-name="P2"/>
      <text:p text:style-name="P2"/>
      <text:p text:style-name="P3"><text:span text:style-name="T2"><text:s text:c="3"/>######## Method III. lasso regression ########</text:span></text:p>
      <text:p text:style-name="P3"><text:span text:style-name="T2"><text:s text:c="3"/># Covariate matrix: add 1st column as intercept <text:s text:c="2"/></text:span></text:p>
      <text:p text:style-name="P3"><text:span text:style-name="T2"><text:s text:c="3"/>Z.lasso = cbind(1, t(predictors.scenario2)) <text:s text:c="3"/>#add 1st column as intercept</text:span></text:p>
      <text:p text:style-name="P2"/>
      <text:p text:style-name="P3"><text:span text:style-name="T2"><text:s text:c="3"/># LASSO for main effects + interactions</text:span></text:p>
      <text:p text:style-name="P3"><text:span text:style-name="T2"><text:s text:c="3"/>scenario2.lasso = lars(Z.lasso, Y, type="lasso")</text:span></text:p>
      <text:p text:style-name="P3"><text:span text:style-name="T2"><text:s text:c="3"/>betas.lasso = scenario2.lasso$beta[match(min(scenario2.lasso$Cp), scenario2.lasso$Cp),] <text:s text:c="2"/></text:span></text:p>
      <text:p text:style-name="P2"/>
      <text:p text:style-name="P3"><text:span text:style-name="T2"><text:s text:c="3"/># extract LASSO coefficients</text:span></text:p>
      <text:p text:style-name="P3"><text:span text:style-name="T2"><text:s text:c="3"/>for (j in 1:210) { beta.mat.lasso[iter,j] = betas.lasso[[j+1]] }</text:span></text:p>
      <text:p text:style-name="P2"/>
      <text:p text:style-name="P3"><text:span text:style-name="T2"><text:s text:c="3"/># model size (intercept not included)</text:span></text:p>
      <text:p text:style-name="P3"><text:span text:style-name="T2"><text:s text:c="3"/>if (betas.lasso[[1]] == 0.00000000) { s.lasso = sum(betas.lasso != 0.00000000) } </text:span></text:p>
      <text:p text:style-name="P3"><text:span text:style-name="T2"><text:s text:c="3"/>else { s.lasso = sum(betas.lasso != 0.00000000)-1 }</text:span></text:p>
      <text:p text:style-name="P3"><text:span text:style-name="T2"><text:s text:c="3"/>size.lasso = c(size.lasso, s.lasso)</text:span></text:p>
      <text:p text:style-name="P2"/>
      <text:p text:style-name="P2"/>
      <text:p text:style-name="P3"><text:span text:style-name="T2"><text:s text:c="3"/>######## Method IV. Partial least square regression (PLSR) ########</text:span></text:p>
      <text:p text:style-name="P3"><text:span text:style-name="T2"><text:s text:c="3"/># Covariate matrix: transposed <text:s text:c="5"/></text:span></text:p>
      <text:p text:style-name="P3"><text:span text:style-name="T2"><text:s text:c="3"/>Z.plsr = t(predictors.scenario2)</text:span></text:p>
      <text:p text:style-name="P2"/>
      <text:p text:style-name="P3"><text:span text:style-name="T2"><text:s text:c="3"/># Choose the optimum number of components by root mean squared error of prediction (RMSEP) </text:span></text:p>
      <text:p text:style-name="P3"><text:span text:style-name="T2"><text:s text:c="3"/># in cross validation <text:s/></text:span></text:p>
      <text:p text:style-name="P3"><text:span text:style-name="T2"><text:s text:c="3"/>opt.pcr = plsr(Y~Z.plsr, ncomp=210, validation="CV") <text:s text:c="4"/># ncomp=210 for up to pairwise</text:span></text:p>
      <text:p text:style-name="P3"><text:span text:style-name="T2"><text:s text:c="3"/>err.CV = c()</text:span></text:p>
      <text:p text:style-name="P3"><text:span text:style-name="T2"><text:s text:c="3"/>for (i in 1:30) {err.CV[i] = RMSEP(opt.pcr)$val[i*2+1]} <text:s text:c="2"/></text:span></text:p>
      <text:p text:style-name="P3"><text:span text:style-name="T2"><text:s text:c="3"/>delta = err.CV[1:29] - err.CV[2:30] <text:s text:c="3"/># delta vector contains RMSEP differences </text:span></text:p>
      <text:p text:style-name="P3"><text:span text:style-name="T2"><text:s text:c="3"/>comp.plsr = min(which(delta&lt;0.01))</text:span></text:p>
      <text:p text:style-name="P2"/>
      <text:p text:style-name="P3"><text:span text:style-name="T2"><text:s text:c="3"/># mixed model regression coefficients</text:span></text:p>
      <text:p text:style-name="P3"><text:span text:style-name="T2"><text:s text:c="3"/>scenario2.plsr = plsr(Y~Z.plsr, ncomp = comp.plsr)</text:span></text:p>
      <text:p text:style-name="P2"/>
      <text:p text:style-name="P3"><text:span text:style-name="T2"><text:s text:c="3"/># extract regression ocefficients</text:span></text:p>
      <text:p text:style-name="P3"><text:span text:style-name="T2"><text:s text:c="3"/>beta.mat.plsr[iter, ] = coef(scenario2.plsr, ncomp = comp.plsr, intercept = TRUE)[3:212]</text:span></text:p>
      <text:p text:style-name="P2"/>
      <text:p text:style-name="P3"><text:span text:style-name="T2"><text:s text:c="2"/></text:span></text:p>
      <text:p text:style-name="P3"><text:span text:style-name="T2"><text:s text:c="3"/>######## Method V. Classification &amp; regression tree ########</text:span></text:p>
      <text:p text:style-name="P3"><text:span text:style-name="T2"><text:s text:c="3"/># grow the tree <text:s/></text:span></text:p>
      <text:p text:style-name="P3"><text:span text:style-name="T2"><text:s text:c="3"/>scenario2.cart = rpart(</text:span></text:p>
      <text:p text:style-name="P3"><text:span text:style-name="T2">Y ~ X1+X2+X3+X4+X5+X6+X7+X8+X9+X10+X11+X12+X13+X14+X15+X16+X17+X18+X19+X20, method="anova", control=rpart.control(minsplit=n*0.01,cp=0.02),data=as.data.frame(scenario2))</text:span></text:p>
      <text:p text:style-name="P2"/>
      <text:p text:style-name="P3"><text:span text:style-name="T2"><text:s text:c="3"/># prune the tree by min CP</text:span></text:p>
      <text:p text:style-name="P3"><text:span text:style-name="T2"><text:s text:c="3"/>scenario2.pcart = prune(scenario2.cart, cp= scenario2.cart$cptable[which.min(scenario2.cart$cptable[, "xerror"]), "CP"])</text:span></text:p>
      <text:p text:style-name="P2"><text:soft-page-break/></text:p>
      <text:p text:style-name="P3"><text:span text:style-name="T2"><text:s text:c="3"/># number of terminal nodes</text:span></text:p>
      <text:p text:style-name="P3"><text:span text:style-name="T2"><text:s text:c="3"/>k.cart = sum(scenario2.pcart$frame$var=="&lt;leaf&gt;")</text:span></text:p>
      <text:p text:style-name="P3"><text:span text:style-name="T2"><text:s text:c="3"/>node.cart = c(node.cart, k.cart)</text:span></text:p>
      <text:p text:style-name="P2"/>
      <text:p text:style-name="P3"><text:span text:style-name="T2"><text:s text:c="3"/># extract all unique variables included in CART</text:span></text:p>
      <text:p text:style-name="P3"><text:span text:style-name="T2"><text:s text:c="3"/>j = dim(scenario2.pcart$frame[1])[1]</text:span></text:p>
      <text:p text:style-name="P3"><text:span text:style-name="T2"><text:s text:c="3"/>var = c()</text:span></text:p>
      <text:p text:style-name="P3"><text:span text:style-name="T2"><text:s text:c="3"/>for (j in 1:j) { var = c(var, scenario2.pcart$frame[j,1]) } <text:s text:c="4"/></text:span></text:p>
      <text:p text:style-name="P3"><text:span text:style-name="T2"><text:s text:c="3"/>predictor.cart = c(predictor.cart, unique(var[var!=1]-1))</text:span></text:p>
      <text:p text:style-name="P2"/>
      <text:p text:style-name="P2"/>
      <text:p text:style-name="P3"><text:span text:style-name="T2"><text:s text:c="3"/>######## Method VI. Bayesian Model Averaging (BMA) ########</text:span></text:p>
      <text:p text:style-name="P3"><text:span text:style-name="T2"><text:s text:c="3"/># Covariate matrix: transposed <text:s text:c="5"/></text:span></text:p>
      <text:p text:style-name="P3"><text:span text:style-name="T2"><text:s text:c="3"/>Z.bma = t(predictors.scenario2)</text:span></text:p>
      <text:p text:style-name="P2"/>
      <text:p text:style-name="P3"><text:span text:style-name="T2"><text:s text:c="3"/># apply BMA</text:span></text:p>
      <text:p text:style-name="P3"><text:span text:style-name="T2"><text:s text:c="3"/>scenario2.bma = bicreg(Z.bma, Y)</text:span></text:p>
      <text:p text:style-name="P2"/>
      <text:p text:style-name="P3"><text:span text:style-name="T2"><text:s text:c="3"/># extract coefficients </text:span></text:p>
      <text:p text:style-name="P3"><text:span text:style-name="T2"><text:s text:c="3"/>b1.bma=rbind(b1.bma, cbind(scenario2.bma$probne0[match("X1", scenario2.bma$namesx)], </text:span></text:p>
      <text:p text:style-name="P3"><text:span text:style-name="T2"><text:s text:c="30"/>scenario2.bma$postmean[match("X1", scenario2.bma$namesx)+1], </text:span></text:p>
      <text:p text:style-name="P3"><text:span text:style-name="T2"><text:s text:c="30"/>scenario2.bma$postsd[match("X1", scenario2.bma$namesx)+1])) <text:s text:c="2"/></text:span></text:p>
      <text:p text:style-name="P3"><text:span text:style-name="T2"><text:s text:c="24"/># +1 for intercept</text:span></text:p>
      <text:p text:style-name="P3"><text:span text:style-name="T2"><text:s text:c="3"/>b2.bma=rbind(b2.bma, cbind(scenario2.bma$probne0[match("X2", scenario2.bma$namesx)],</text:span></text:p>
      <text:p text:style-name="P3"><text:span text:style-name="T2"><text:s text:c="19"/><text:tab/> <text:s text:c="2"/><text:tab/>scenario2.bma$postmean[match("X2", scenario2.bma$namesx)+1],</text:span></text:p>
      <text:p text:style-name="P3"><text:span text:style-name="T2"><text:s text:c="19"/><text:tab/><text:tab/>scenario2.bma$postsd[match("X2", scenario2.bma$namesx)+1]))</text:span></text:p>
      <text:p text:style-name="P3"><text:span text:style-name="T2"><text:s text:c="3"/>b6.bma=rbind(b6.bma, cbind(scenario2.bma$probne0[match("X6", scenario2.bma$namesx)],</text:span></text:p>
      <text:p text:style-name="P3"><text:span text:style-name="T2"><text:tab/><text:tab/><text:tab/> <text:s text:c="2"/><text:tab/>scenario2.bma$postmean[match("X6", scenario2.bma$namesx)+1],</text:span></text:p>
      <text:p text:style-name="P3"><text:span text:style-name="T2"><text:tab/><text:tab/><text:tab/><text:tab/>scenario2.bma$postsd[match("X6", scenario2.bma$namesx)+1])) </text:span></text:p>
      <text:p text:style-name="P3"><text:span text:style-name="T2"><text:s text:c="3"/>b7.bma=rbind(b7.bma, cbind(scenario2.bma$probne0[match("X7", scenario2.bma$namesx)],</text:span></text:p>
      <text:p text:style-name="P3"><text:span text:style-name="T2"><text:tab/><text:tab/><text:tab/><text:tab/>scenario2.bma$postmean[match("X7", scenario2.bma$namesx)+1],</text:span></text:p>
      <text:p text:style-name="P3"><text:span text:style-name="T2"><text:tab/><text:tab/><text:tab/> <text:tab/>scenario2.bma$postsd[match("X7", scenario2.bma$namesx)+1]))</text:span></text:p>
      <text:p text:style-name="P3"><text:span text:style-name="T2"><text:s text:c="3"/>g12.bma=rbind(g12.bma, cbind(scenario2.bma$probne0[match("X1_2", scenario2.bma$namesx)],</text:span></text:p>
      <text:p text:style-name="P3"><text:span text:style-name="T2"><text:tab/><text:tab/><text:tab/> <text:tab/> <text:s/>scenario2.bma$postmean[match("X1_2", scenario2.bma$namesx)+1],</text:span></text:p>
      <text:p text:style-name="P3"><text:span text:style-name="T2"><text:tab/><text:tab/><text:tab/> <text:s text:c="2"/><text:tab/> <text:s/>scenario2.bma$postsd[match("X1_2", scenario2.bma$namesx)+1]))</text:span></text:p>
      <text:p text:style-name="P3"><text:span text:style-name="T2"><text:s text:c="3"/>g16.bma=rbind(g16.bma, cbind(scenario2.bma$probne0[match("X1_6", scenario2.bma$namesx)],</text:span></text:p>
      <text:p text:style-name="P3"><text:span text:style-name="T2"><text:tab/><text:tab/><text:tab/> <text:tab/> <text:s/>scenario2.bma$postmean[match("X1_6", scenario2.bma$namesx)+1],</text:span></text:p>
      <text:p text:style-name="P3"><text:span text:style-name="T2"><text:tab/><text:tab/><text:tab/> <text:s/><text:tab/> <text:s/>scenario2.bma$postsd[match("X1_6", scenario2.bma$namesx)+1]))</text:span></text:p>
      <text:p text:style-name="P3"><text:span text:style-name="T2"><text:s text:c="3"/>g67.bma=rbind(g67.bma, cbind(scenario2.bma$probne0[match("X6_7", scenario2.bma$namesx)],</text:span></text:p>
      <text:p text:style-name="P3"><text:span text:style-name="T2"><text:tab/><text:tab/><text:tab/><text:tab/> <text:s/>scenario2.bma$postmean[match("X6_7", scenario2.bma$namesx)+1],</text:span></text:p>
      <text:p text:style-name="P3"><text:span text:style-name="T2"><text:tab/><text:tab/><text:tab/> <text:tab/> <text:s/>scenario2.bma$postsd[match("X6_7", scenario2.bma$namesx)+1]))</text:span></text:p>
      <text:p text:style-name="P2"/>
      <text:p text:style-name="P3"><text:span text:style-name="T2"><text:s text:c="3"/># model size</text:span></text:p>
      <text:p text:style-name="P3"><text:span text:style-name="T2"><text:s text:c="3"/>size.bma = c(size.bma, sum(scenario2.bma$probne0)/100)</text:span></text:p>
      <text:p text:style-name="P2"/>
      <text:p text:style-name="P3"><text:span text:style-name="T2">}</text:span></text:p>
      <text:p text:style-name="P2"/>
      <text:p text:style-name="P2"/>
      <text:p text:style-name="P3"><text:span text:style-name="T2">## Function to remove NA elements in the data frame;</text:span></text:p>
      <text:p text:style-name="P3"><text:span text:style-name="T2">NAremover = function(x) {</text:span></text:p>
      <text:p text:style-name="P3"><text:span text:style-name="T2"><text:s text:c="3"/>x = as.vector(x); </text:span></text:p>
      <text:p text:style-name="P3"><text:span text:style-name="T2"><text:s text:c="3"/>x = names[!is.na(x)];</text:span></text:p>
      <text:p text:style-name="P3"><text:span text:style-name="T2"><text:s text:c="3"/>return(x);</text:span></text:p>
      <text:p text:style-name="P3"><text:span text:style-name="T2">}</text:span></text:p>
      <text:p text:style-name="P2"/>
      <text:p text:style-name="P3"><text:span text:style-name="T2">## Summary function 3 to compute Mean, empirical SE and percent in the model of each predictor</text:span></text:p>
      <text:p text:style-name="P3"><text:span text:style-name="T2">summary3 = function(x) {</text:span></text:p>
      <text:p text:style-name="P3"><text:span text:style-name="T2"><text:s text:c="4"/>x = x[!is.na(x)];</text:span></text:p>
      <text:p text:style-name="P3"><text:span text:style-name="T2"><text:s text:c="4"/>list(mean=mean(x), emp.se=sd(x)/sqrt(length(x)), power=length(x)/n)</text:span></text:p>
      <text:p text:style-name="P3"><text:span text:style-name="T2">}</text:span></text:p>
      <text:p text:style-name="P2"/>
      <text:p text:style-name="P2"/>
      <text:p text:style-name="P3"><text:span text:style-name="T2">#### Summary results from DSA model</text:span></text:p>
      <text:p text:style-name="P3"><text:span text:style-name="T2"># average size </text:span></text:p>
      <text:p text:style-name="P3"><text:span text:style-name="T2">length(NAremover(name.dsa))/n-1 <text:s text:c="7"/># -1 for intercept</text:span></text:p>
      <text:p text:style-name="P3"><text:span text:style-name="T2"><text:s/></text:span></text:p>
      <text:p text:style-name="P3"><text:span text:style-name="T2"># beta coefficients</text:span></text:p>
      <text:p text:style-name="P3"><text:span text:style-name="T2">beta.dsa = NAremover(beta.dsa)</text:span></text:p>
      <text:p text:style-name="P2"/>
      <text:p text:style-name="P3"><text:soft-page-break/><text:span text:style-name="T2">for (i in 1:20) {</text:span></text:p>
      <text:p text:style-name="P3"><text:span text:style-name="T2"><text:s text:c="4"/>assign(paste("b", i, sep=""), beta.dsa[which(names == paste("I(X", i, "^1)", sep="") )])</text:span></text:p>
      <text:p text:style-name="P3"><text:span text:style-name="T2">}</text:span></text:p>
      <text:p text:style-name="P2"/>
      <text:p text:style-name="P3"><text:span text:style-name="T2">for (i in 1:19) {</text:span></text:p>
      <text:p text:style-name="P3"><text:span text:style-name="T2"><text:s text:c="4"/>for (j in (i+1):20) {</text:span></text:p>
      <text:p text:style-name="P3"><text:span text:style-name="T2"><text:s text:c="8"/>assign(paste("g", i, "_", j, sep=""), </text:span></text:p>
      <text:p text:style-name="P3"><text:span text:style-name="T2"><text:s text:c="15"/>beta.dsa[which(names == paste("I(X", i, "^1 * X", j, "^1)", sep="") )])</text:span></text:p>
      <text:p text:style-name="P3"><text:span text:style-name="T2"><text:s text:c="4"/>}</text:span></text:p>
      <text:p text:style-name="P3"><text:span text:style-name="T2">}</text:span></text:p>
      <text:p text:style-name="P2"/>
      <text:p text:style-name="P3"><text:span text:style-name="T2">rbind(summary3(b1), summary3(b2), summary3(b6), summary3(b7), </text:span></text:p>
      <text:p text:style-name="P3"><text:span text:style-name="T2"><text:s text:c="6"/>summary3(g1_2), summary3(g1_6), summary3(g6_7))</text:span></text:p>
      <text:p text:style-name="P2"/>
      <text:p text:style-name="P2"/>
      <text:p text:style-name="P3"><text:span text:style-name="T2">#### Summary results from SPCA model</text:span></text:p>
      <text:p text:style-name="P3"><text:span text:style-name="T2"># average size </text:span></text:p>
      <text:p text:style-name="P3"><text:span text:style-name="T2">mean(size.spca)</text:span></text:p>
      <text:p text:style-name="P2"/>
      <text:p text:style-name="P3"><text:span text:style-name="T2"># assign column names</text:span></text:p>
      <text:p text:style-name="P3"><text:span text:style-name="T2">colnames(pc1.beta.spca) = c(pollutants, int2) </text:span></text:p>
      <text:p text:style-name="P2"/>
      <text:p text:style-name="P3"><text:span text:style-name="T2"># calculate percent of each predictor</text:span></text:p>
      <text:p text:style-name="P3"><text:span text:style-name="T2">percent.spca = c()</text:span></text:p>
      <text:p text:style-name="P3"><text:span text:style-name="T2">for (i in 1:210) {</text:span></text:p>
      <text:p text:style-name="P3"><text:span text:style-name="T2"><text:s text:c="4"/>x = pc1.beta.spca[,i]</text:span></text:p>
      <text:p text:style-name="P3"><text:span text:style-name="T2"><text:s text:c="4"/>percent.spca = c(percent.spca, length(x[!is.na(x)])*100/n) </text:span></text:p>
      <text:p text:style-name="P3"><text:span text:style-name="T2">}</text:span></text:p>
      <text:p text:style-name="P2"/>
      <text:p text:style-name="P3"><text:span text:style-name="T2"># list names of predictors with a percentage &gt; 20%</text:span></text:p>
      <text:p text:style-name="P3"><text:span text:style-name="T2">featurenames[which(percent.spca&gt;20)] <text:s/></text:span></text:p>
      <text:p text:style-name="P2"/>
      <text:p text:style-name="P3"><text:span text:style-name="T2"># bate coefficients for predictors with a percentage &gt; 20% </text:span></text:p>
      <text:p text:style-name="P3"><text:span text:style-name="T2">apply(pc1.beta.spca[,which(percent.spca &gt; 20)], 2, summary3)</text:span></text:p>
      <text:p text:style-name="P2"/>
      <text:p text:style-name="P2"/>
      <text:p text:style-name="P3"><text:span text:style-name="T2">#### Summary results from lasso regression model</text:span></text:p>
      <text:p text:style-name="P3"><text:span text:style-name="T2"># average size </text:span></text:p>
      <text:p text:style-name="P3"><text:span text:style-name="T2">mean(size.lasso)</text:span></text:p>
      <text:p text:style-name="P2"/>
      <text:p text:style-name="P3"><text:span text:style-name="T2"># calculate percent of each predictor</text:span></text:p>
      <text:p text:style-name="P3"><text:span text:style-name="T2">Percent.lasso = real(1000)</text:span></text:p>
      <text:p text:style-name="P3"><text:span text:style-name="T2">for (j in 1:210) {</text:span></text:p>
      <text:p text:style-name="P3"><text:span text:style-name="T2"><text:s text:c="3"/>percent.lasso[j] = sum(abs(beta.mat.lasso[,j]) &gt; 0.00000000)/n</text:span></text:p>
      <text:p text:style-name="P3"><text:span text:style-name="T2">}</text:span></text:p>
      <text:p text:style-name="P2"/>
      <text:p text:style-name="P3"><text:span text:style-name="T2"># bate coefficients</text:span></text:p>
      <text:p text:style-name="P3"><text:span text:style-name="T2">summary3(c(beta.mat.lasso[,match("X1", featurenames.scenario2)]))</text:span></text:p>
      <text:p text:style-name="P3"><text:span text:style-name="T2">summary3(c(beta.mat.lasso[,match("X2", featurenames.scenario2)]))</text:span></text:p>
      <text:p text:style-name="P3"><text:span text:style-name="T2">summary3(c(beta.mat.lasso[,match("X6", featurenames.scenario2)]))</text:span></text:p>
      <text:p text:style-name="P3"><text:span text:style-name="T2">summary3(c(beta.mat.lasso[,match("X7", featurenames.scenario2)]))</text:span></text:p>
      <text:p text:style-name="P3"><text:span text:style-name="T2">summary3(c(beta.mat.lasso[,match("X1_2", featurenames.scenario2)]))</text:span></text:p>
      <text:p text:style-name="P3"><text:span text:style-name="T2">summary3(c(beta.mat.lasso[,match("X1_6", featurenames.scenario2)]))</text:span></text:p>
      <text:p text:style-name="P3"><text:span text:style-name="T2">summary3(c(beta.mat.lasso[,match("X6_7", featurenames.scenario2)]))</text:span></text:p>
      <text:p text:style-name="P2"/>
      <text:p text:style-name="P2"/>
      <text:p text:style-name="P3"><text:span text:style-name="T2">#### Summary results from PLSR model</text:span></text:p>
      <text:p text:style-name="P3"><text:span text:style-name="T2"># beta coefficients for predictors “X1, X2, X6, X7, X1_2, X1_6, X6_7”</text:span></text:p>
      <text:p text:style-name="P3"><text:span text:style-name="T2">colnames(beta.mat.plsr) = featurenames.scenario2 </text:span></text:p>
      <text:p text:style-name="P3"><text:span text:style-name="T2">colMeans(beta.mat.plsr[,c(1,2,6,7,21,25,106)])</text:span></text:p>
      <text:p text:style-name="P2"/>
      <text:p text:style-name="P2"/>
      <text:p text:style-name="P3"><text:span text:style-name="T2">#### Summary results from CART model</text:span></text:p>
      <text:p text:style-name="P3"><text:span text:style-name="T2"># average size of the tree (number of terminal nodes)</text:span></text:p>
      <text:p text:style-name="P3"><text:span text:style-name="T2">mean(node.cart)</text:span></text:p>
      <text:p text:style-name="P3"><text:span text:style-name="T2">table(node)</text:span></text:p>
      <text:p text:style-name="P2"/>
      <text:p text:style-name="P3"><text:span text:style-name="T2"># percent of retain in the model</text:span></text:p>
      <text:p text:style-name="P3"><text:span text:style-name="T2">sum(predictor.cart==1)*100/n</text:span></text:p>
      <text:p text:style-name="P3"><text:span text:style-name="T2">sum(predictor.cart==2)*100/n</text:span></text:p>
      <text:p text:style-name="P3"><text:span text:style-name="T2">sum(predictor.cart==6)*100/n</text:span></text:p>
      <text:p text:style-name="P3"><text:soft-page-break/><text:span text:style-name="T2">sum(predictor.cart==7)*100/n</text:span></text:p>
      <text:p text:style-name="P2"/>
      <text:p text:style-name="P2"/>
      <text:p text:style-name="P3"><text:span text:style-name="T2">#### Summary results from BMA model</text:span></text:p>
      <text:p text:style-name="P3"><text:span text:style-name="T2"># average size</text:span></text:p>
      <text:p text:style-name="P3"><text:span text:style-name="T2">mean(size.bma)</text:span></text:p>
      <text:p text:style-name="P2"/>
      <text:p text:style-name="P3"><text:span text:style-name="T2">table.bma = rbind(apply(b1.bma, 2, mean), apply(b2.bma, 2, mean), apply(b6.bma, 2, mean), apply(b7.bma, 2, mean), apply(g12.bma, 2, mean), apply(g16.bma, 2, mean), apply(g67.bma, 2, mean))</text:span></text:p>
      <text:p text:style-name="P3"><text:span text:style-name="T2">colnames(table.bma) = c("Percentage", "Beta", "SE")</text:span></text:p>
      <text:p text:style-name="P3"><text:span text:style-name="T2">rownames(table.bma) = c("X1", "X2", "X6", "X7", "X1_2", "X1_6", "X6_7")</text:span></text:p>
      <text:p text:style-name="P3"><text:span text:style-name="T2">table.bma</text:span></text:p>
      <text:p text:style-name="P2"/>
      <text:p text:style-name="P2"/>
      <text:p text:style-name="P2"/>
      <text:p text:style-name="P2"/>
      <text:p text:style-name="P1"/>
      <text:p text:style-name="P7"><text:span text:style-name="T2">#################### Data generation for Scenarios 3: ######################</text:span></text:p>
      <text:p text:style-name="P3"><text:span text:style-name="T2">################### Time-series study with 4 pollutants ####################</text:span></text:p>
      <text:p text:style-name="P2"/>
      <text:p text:style-name="P3"><text:span text:style-name="T2"># Calculate parameters of offsets from real data using GLM model</text:span></text:p>
      <text:p text:style-name="P3"><text:span text:style-name="T2">GAM1 = read.csv("Gam1.csv")</text:span></text:p>
      <text:p text:style-name="P3"><text:span text:style-name="T2">DAMAT = as.data.frame(cbind(GAM1$ER_Asthma, GAM1$Temp, GAM1$RH, GAM1$YEAR, GAM1$SEASON, GAM1$Weekday, GAM1$time))</text:span></text:p>
      <text:p text:style-name="P3"><text:span text:style-name="T2">colnames(DAMAT) = c("asthma", "temp", "RH", "year", "season", "DOW", "time")</text:span></text:p>
      <text:p text:style-name="P3"><text:span text:style-name="T2">DAMAT$time = c(1:366,1:365,1:365)</text:span></text:p>
      <text:p text:style-name="P2"/>
      <text:p text:style-name="P3"><text:span text:style-name="T2">glm.1 = glm(asthma~factor(season)+factor(year)+factor(DOW)+ns(time,8)+ns(temp,4)+ns(RH,3), family=poisson, data=DAMAT)</text:span></text:p>
      <text:p text:style-name="P3"><text:span text:style-name="T2">offset = predict(glm.1) <text:s text:c="2"/># offset on the log scale</text:span></text:p>
      <text:p text:style-name="P2"/>
      <text:p text:style-name="P3"><text:span text:style-name="T2"># Partial autocorrelation function (PACF) up to lag10 from real data</text:span></text:p>
      <text:p text:style-name="P3"><text:span text:style-name="T2">pacf_X1 = c(0.3242, 0.0309, 0.0567, 0.0400, 0.0146, 0.0433, 0.0899, 0.0385, 0.0129, 0.0521)</text:span></text:p>
      <text:p text:style-name="P3"><text:span text:style-name="T2">pacf_X2 = c(0.5286, -0.0371, 0.0938, 0.0022, 0.0374, 0.1191, 0.0445, 0.0513, 0.0203, 0.0234)</text:span></text:p>
      <text:p text:style-name="P3"><text:span text:style-name="T2">pacf_X3 = c(0.8155, -0.3357, -0.0184, 0.0444, -0.0152, 0.0465, -0.0160, 0.0139, 0.0444, -0.0516)</text:span></text:p>
      <text:p text:style-name="P3"><text:span text:style-name="T2">pacf_X4 = c(0.3300, -0.0173, 0.0198, -0.0094, -0.0266, 0.0361, 0.0326, 0.0304, -0.0287, -0.0030)</text:span></text:p>
      <text:p text:style-name="P3"><text:span text:style-name="T2">pacf_matrix = cbind(pacf_X1, pacf_X2, pacf_X3, pacf_X4)</text:span></text:p>
      <text:p text:style-name="P3"><text:span text:style-name="T2"># compute the scales of the sum of PACF coefficients</text:span></text:p>
      <text:p text:style-name="P3"><text:span text:style-name="T2">scales = colSums(pacf_matrix) <text:s/></text:span></text:p>
      <text:p text:style-name="P2"/>
      <text:p text:style-name="P3"><text:span text:style-name="T2"># Seasonal effects</text:span></text:p>
      <text:p text:style-name="P3"><text:span text:style-name="T2">season1 = c(1.102197, <text:s/>2.231360, <text:s/>1.716842, <text:s/>0.967068) <text:s text:c="5"/></text:span></text:p>
      <text:p text:style-name="P3"><text:span text:style-name="T2">season2 = c(1.079931, <text:s/>1.933108, <text:s/>1.940799, <text:s/>0.815423) <text:s text:c="4"/></text:span></text:p>
      <text:p text:style-name="P3"><text:span text:style-name="T2">season3 = c(1.546554, <text:s/>2.270622, <text:s/>1.754159, <text:s/>1.114600) <text:s text:c="5"/></text:span></text:p>
      <text:p text:style-name="P3"><text:span text:style-name="T2">season4 = c(1.199649, <text:s/>2.781179, <text:s/>2.144554, <text:s/>1.124027) <text:s text:c="5"/></text:span></text:p>
      <text:p text:style-name="P2"/>
      <text:p text:style-name="P3"><text:span text:style-name="T2"># Mean and covariance matrix of the 4 exposures</text:span></text:p>
      <text:p text:style-name="P3"><text:span text:style-name="T2">meanExpo = c(1.20, 2.30, 1.89, 1.00)</text:span></text:p>
      <text:p text:style-name="P3"><text:span text:style-name="T2">varExpo = matrix(c( <text:s text:c="2"/>1, 0.52, 0.35, 0.28,</text:span></text:p>
      <text:p text:style-name="P3"><text:span text:style-name="T2"><text:s text:c="19"/>0.52, <text:s text:c="3"/>1, 0.57, 0.54,</text:span></text:p>
      <text:p text:style-name="P3"><text:span text:style-name="T2"><text:s text:c="19"/>0.35, 0.57, <text:s text:c="3"/>1, 0.41,</text:span></text:p>
      <text:p text:style-name="P3"><text:span text:style-name="T2"><text:s text:c="19"/>0.28, 0.54, 0.41, <text:s text:c="3"/>1), nrow=4, byrow=T)</text:span></text:p>
      <text:p text:style-name="P2"/>
      <text:p text:style-name="P3"><text:span text:style-name="T2"># mean and covariance matrix of the log of 4 exposures</text:span></text:p>
      <text:p text:style-name="P3"><text:span text:style-name="T2">sigma.tilde = matrix(0, nrow=4, ncol=4)</text:span></text:p>
      <text:p text:style-name="P3"><text:span text:style-name="T2">for(i in 1:4) { </text:span></text:p>
      <text:p text:style-name="P3"><text:span text:style-name="T2"><text:s text:c="3"/>for(j in 1:4) {</text:span></text:p>
      <text:p text:style-name="P3"><text:span text:style-name="T2"><text:s text:c="6"/>sigma.tilde[i,j] = log(1+(varExpo[i,j]/(meanExpo[i]*meanExpo[j])))</text:span></text:p>
      <text:p text:style-name="P3"><text:span text:style-name="T2"><text:s text:c="3"/>}</text:span></text:p>
      <text:p text:style-name="P3"><text:span text:style-name="T2">}</text:span></text:p>
      <text:p text:style-name="P2"/>
      <text:p text:style-name="P3"><text:span text:style-name="T2">mu.tilde = rep(0,4)</text:span></text:p>
      <text:p text:style-name="P3"><text:span text:style-name="T2">for(i in 1:4) {</text:span></text:p>
      <text:p text:style-name="P3"><text:span text:style-name="T2"><text:s text:c="3"/>mu.tilde[i] = log(meanExpo[i])-sigma.tilde[i,i]/2</text:span></text:p>
      <text:p text:style-name="P3"><text:span text:style-name="T2">}</text:span></text:p>
      <text:p text:style-name="P2"/>
      <text:p text:style-name="P2"/>
      <text:p text:style-name="P3"><text:span text:style-name="T2">###### Simulation results from 1,000 iterations</text:span></text:p>
      <text:p text:style-name="P3"><text:span text:style-name="T2">n=1000</text:span></text:p>
      <text:p text:style-name="P3"><text:span text:style-name="T2">N=400</text:span></text:p>
      <text:p text:style-name="P2"/>
      <text:p text:style-name="P3"><text:span text:style-name="T2"># generate empty vectors or matrices for storing simulation results</text:span></text:p>
      <text:p text:style-name="P3"><text:span text:style-name="T2">pc1.b1.spca = c(); pc1.b3.spca = c(); pc1.g13.spca = c(); size.spca = c();</text:span></text:p>
      <text:p text:style-name="P3"><text:span text:style-name="T2">b1.lasso = c(); b3.lasso = c(); g13.lasso = c(); size.lasso = c();</text:span></text:p>
      <text:p text:style-name="P3"><text:span text:style-name="T2">b1.lcr = c(); b3.lcr = c(); g13.lcr = c(); size.lcr = c(); se.b1.lcr = c(); se.b3.lcr = c(); se.g13.lcr = c();</text:span></text:p>
      <text:p text:style-name="P3"><text:span text:style-name="T2">beta.mat.plsr = matrix(nrow=n, ncol=10);</text:span></text:p>
      <text:p text:style-name="P3"><text:span text:style-name="T2">predictor.cart = c(); node.cart = c();</text:span></text:p>
      <text:p text:style-name="P3"><text:span text:style-name="T2">prob.bma = c(); beta.bma = c(); se.bma = c();</text:span></text:p>
      <text:p text:style-name="P2"/>
      <text:p text:style-name="P2"/>
      <text:p text:style-name="P3"><text:span text:style-name="T2">for (iter in 1: n) {</text:span></text:p>
      <text:p text:style-name="P2"/>
      <text:p text:style-name="P3"><text:span text:style-name="T2"><text:s text:c="3"/># Generate 4 exposures on the first ten days as starting points</text:span></text:p>
      <text:p text:style-name="P3"><text:span text:style-name="T2"><text:s text:c="3"/>Expo10 = rlnorm.rplus(10, mu.tilde, sigma.tilde)</text:span></text:p>
      <text:p text:style-name="P3"><text:span text:style-name="T2"><text:s text:c="3"/>simExpo = matrix(,600,4)</text:span></text:p>
      <text:p text:style-name="P3"><text:span text:style-name="T2"><text:s text:c="3"/>simExpo[1:10,] = Expo10</text:span></text:p>
      <text:p text:style-name="P2"/>
      <text:p text:style-name="P3"><text:soft-page-break/><text:span text:style-name="T2"><text:s text:c="3"/># Simulate 4 multivariate exposures by autoregressive models on previous 10 days AR(10) </text:span></text:p>
      <text:p text:style-name="P3"><text:span text:style-name="T2"><text:s text:c="3"/>for (t in 11:600){</text:span></text:p>
      <text:p text:style-name="P3"><text:span text:style-name="T2"><text:s text:c="6"/>temp = matrix(0,4,10)</text:span></text:p>
      <text:p text:style-name="P3"><text:span text:style-name="T2"><text:s text:c="6"/>for (i in 1:10){ temp[,i] = diag(pacf_matrix[i,]) %*% simExpo[t-i,] }</text:span></text:p>
      <text:p text:style-name="P3"><text:span text:style-name="T2"><text:s text:c="6"/></text:span></text:p>
      <text:p text:style-name="P3"><text:span text:style-name="T2"><text:s text:c="6"/># include only positive values</text:span></text:p>
      <text:p text:style-name="P3"><text:span text:style-name="T2"><text:s text:c="6"/>sim = rep(0,4)</text:span></text:p>
      <text:p text:style-name="P3"><text:span text:style-name="T2"><text:s text:c="6"/>while(min(sim) &lt;= 0){</text:span></text:p>
      <text:p text:style-name="P3"><text:span text:style-name="T2"><text:s text:c="9"/>if (t%%365&lt;=92){</text:span></text:p>
      <text:p text:style-name="P3"><text:span text:style-name="T2"><text:s text:c="5"/><text:tab/> <text:s text:c="4"/>sim = rowSums(temp)+diag(1-scales)%*%season1+mvrnorm(1,rep(0,4), varExpo)</text:span></text:p>
      <text:p text:style-name="P10"><text:span text:style-name="T2"><text:s/>}</text:span></text:p>
      <text:p text:style-name="P3"><text:span text:style-name="T2"><text:s text:c="9"/>if (t%%365&gt;92 &amp;&amp; t%%365&lt;=183){</text:span></text:p>
      <text:p text:style-name="P3"><text:span text:style-name="T2"><text:s text:c="6"/><text:tab/> <text:s text:c="4"/>sim = rowSums(temp)+diag(1-scales)%*%season2+mvrnorm(1,rep(0,4), varExpo)</text:span></text:p>
      <text:p text:style-name="P3"><text:span text:style-name="T2"><text:s text:c="9"/>}</text:span></text:p>
      <text:p text:style-name="P3"><text:span text:style-name="T2"><text:s text:c="9"/>if (t%%365&gt;183 &amp;&amp; t%%365&lt;=275){</text:span></text:p>
      <text:p text:style-name="P10"><text:span text:style-name="T2"><text:s text:c="5"/>sim = rowSums(temp)+diag(1-scales)%*%season3+mvrnorm(1,rep(0,4), varExpo)</text:span></text:p>
      <text:p text:style-name="P10"><text:span text:style-name="T2"><text:s/>}</text:span></text:p>
      <text:p text:style-name="P3"><text:span text:style-name="T2"><text:s text:c="9"/>if (t%%365&gt;275){</text:span></text:p>
      <text:p text:style-name="P3"><text:span text:style-name="T2"><text:s text:c="12"/>sim = rowSums(temp)+diag(1-scales)%*%season4+mvrnorm(1,rep(0,4), varExpo)</text:span></text:p>
      <text:p text:style-name="P3"><text:span text:style-name="T2"><text:s text:c="9"/>}</text:span></text:p>
      <text:p text:style-name="P3"><text:span text:style-name="T2"><text:s text:c="6"/>}</text:span></text:p>
      <text:p text:style-name="P3"><text:span text:style-name="T2"><text:s text:c="6"/>simExpo[t,] = sim</text:span></text:p>
      <text:p text:style-name="P3"><text:span text:style-name="T2"><text:s text:c="3"/>}</text:span></text:p>
      <text:p text:style-name="P2"/>
      <text:p text:style-name="P3"><text:span text:style-name="T2"><text:s text:c="3"/># Remove data after the burn-in phase</text:span></text:p>
      <text:p text:style-name="P3"><text:span text:style-name="T2"><text:s text:c="3"/>burnin = 200</text:span></text:p>
      <text:p text:style-name="P3"><text:span text:style-name="T2"><text:s text:c="3"/>simExpo = simExpo[(burnin+1):(burnin+400),]</text:span></text:p>
      <text:p text:style-name="P2"/>
      <text:p text:style-name="P3"><text:span text:style-name="T2"><text:s text:c="3"/># Distribute 4 exposures</text:span></text:p>
      <text:p text:style-name="P3"><text:span text:style-name="T2"><text:s text:c="3"/>X1 = simExpo[,1]</text:span></text:p>
      <text:p text:style-name="P3"><text:span text:style-name="T2"><text:s text:c="3"/>X2 = simExpo[,2]</text:span></text:p>
      <text:p text:style-name="P3"><text:span text:style-name="T2"><text:s text:c="3"/>X3 = simExpo[,3]</text:span></text:p>
      <text:p text:style-name="P3"><text:span text:style-name="T2"><text:s text:c="3"/>X4 = simExpo[,4]</text:span></text:p>
      <text:p text:style-name="P3"><text:span text:style-name="T2"><text:s text:c="3"/>lambda = exp(0.3*X1+0.3*X3+0.1*X1*X3)</text:span></text:p>
      <text:p text:style-name="P2"/>
      <text:p text:style-name="P3"><text:span text:style-name="T2"><text:s text:c="3"/># Rescale to keep the mean of mu the same scale of offset</text:span></text:p>
      <text:p text:style-name="P3"><text:span text:style-name="T2"><text:s text:c="3"/>mu = lambda*(exp(offset[1:400])/mean(lambda))</text:span></text:p>
      <text:p text:style-name="P2"/>
      <text:p text:style-name="P3"><text:span text:style-name="T2"><text:s text:c="3"/># Generate outcome Y by a two-stage Poission regression</text:span></text:p>
      <text:p text:style-name="P3"><text:span text:style-name="T2"><text:s text:c="3"/>Y = rep(0,400)</text:span></text:p>
      <text:p text:style-name="P3"><text:span text:style-name="T2"><text:s text:c="3"/>for (i in 1:400) { Y[i] = rpois(1, mu[i]) }</text:span></text:p>
      <text:p text:style-name="P3"><text:span text:style-name="T2"><text:s text:c="3"/>log_offset = offset[1:400]-log(mean(lambda))</text:span></text:p>
      <text:p text:style-name="P2"/>
      <text:p text:style-name="P3"><text:span text:style-name="T2"><text:s text:c="3"/># Predictor matrix</text:span></text:p>
      <text:p text:style-name="P3"><text:span text:style-name="T2"><text:s text:c="3"/>X1_X2 = X1*X2</text:span></text:p>
      <text:p text:style-name="P3"><text:span text:style-name="T2"><text:s text:c="3"/>X1_X3 = X1*X3</text:span></text:p>
      <text:p text:style-name="P3"><text:span text:style-name="T2"><text:s text:c="3"/>X1_X4 = X1*X4</text:span></text:p>
      <text:p text:style-name="P3"><text:span text:style-name="T2"><text:s text:c="3"/>X2_X3 = X2*X3</text:span></text:p>
      <text:p text:style-name="P3"><text:span text:style-name="T2"><text:s text:c="3"/>X2_X4 = X2*X4</text:span></text:p>
      <text:p text:style-name="P3"><text:span text:style-name="T2"><text:s text:c="3"/>X3_X4 = X3*X4</text:span></text:p>
      <text:p text:style-name="P2"/>
      <text:p text:style-name="P3"><text:span text:style-name="T2"><text:s text:c="3"/>predictors.scenario3 = as.matrix(cbind(X1, X2, X3, X4, X1_X2, X1_X3, X1_X4, X2_X3, X2_X4, X3_X4)) <text:s text:c="2"/></text:span></text:p>
      <text:p text:style-name="P3"><text:span text:style-name="T2"><text:s text:c="3"/>featurenames.scenario3 = c("X1", "X2", "X3", "X4", "X1*X2", "X1*X3", "X1*X4", "X2*X3", "X2*X4", "X3*X4")</text:span></text:p>
      <text:p text:style-name="P3"><text:span text:style-name="T2"><text:s text:c="3"/>colnames(predictors.scenario3) = featurenames.scenario3</text:span></text:p>
      <text:p text:style-name="P3"><text:span text:style-name="T2"><text:s text:c="3"/>######## Method I. Deletion/Substitution/Addition ########</text:span></text:p>
      <text:p text:style-name="P3"><text:span text:style-name="T2"><text:s text:c="3"/>########## Fail to work under time-series study <text:s text:c="2"/>########</text:span></text:p>
      <text:p text:style-name="P2"/>
      <text:p text:style-name="P2"/>
      <text:p text:style-name="P3"><text:span text:style-name="T2"><text:s text:c="3"/>######## Method II. Supervised PCA (SPCA) ########</text:span></text:p>
      <text:p text:style-name="P3"><text:span text:style-name="T2"><text:s text:c="3"/>#### Step 1-5 modified from SPCA by Dr. Steven Roberts ####</text:span></text:p>
      <text:p text:style-name="P3"><text:span text:style-name="T2"><text:s text:c="3"/></text:span></text:p>
      <text:p text:style-name="P3"><text:span text:style-name="T2"><text:s text:c="3"/># step 1: Fit models containing a single pollutant using training data</text:span></text:p>
      <text:p text:style-name="P3"><text:span text:style-name="T2"><text:s text:c="3"/>wald = rep(0,10)</text:span></text:p>
      <text:p text:style-name="P2"/>
      <text:p text:style-name="P3"><text:span text:style-name="T2"><text:s text:c="3"/>for (i in 1:10) {</text:span></text:p>
      <text:p text:style-name="P3"><text:span text:style-name="T2"><text:s text:c="6"/>glmfit = glm(Y ~ predictors.scenario3[,i], offset=log_offset, family=poisson);</text:span></text:p>
      <text:p text:style-name="P3"><text:span text:style-name="T2"><text:s text:c="6"/>wald[i] = (summary(glmfit)$coef[,3])[2]</text:span></text:p>
      <text:p text:style-name="P3"><text:span text:style-name="T2"><text:s text:c="3"/>}</text:span></text:p>
      <text:p text:style-name="P2"><text:soft-page-break/></text:p>
      <text:p text:style-name="P3"><text:span text:style-name="T2"><text:s text:c="3"/># step 2: Sort the variables based on their importance (Wald statistics, large to small)</text:span></text:p>
      <text:p text:style-name="P3"><text:span text:style-name="T2"><text:s text:c="3"/>importance = rev(sort.list(abs(wald)))</text:span></text:p>
      <text:p text:style-name="P2"/>
      <text:p text:style-name="P3"><text:span text:style-name="T2"><text:s text:c="3"/># step 3: Find the principal components</text:span></text:p>
      <text:p text:style-name="P3"><text:span text:style-name="T2"><text:s text:c="3"/># extract only first PC from 90% of the data as the training set</text:span></text:p>
      <text:p text:style-name="P3"><text:span text:style-name="T2"><text:s text:c="3"/>PC_training = matrix(nrow=360, ncol=10) </text:span></text:p>
      <text:p text:style-name="P3"><text:span text:style-name="T2"><text:s text:c="3"/>PC_training[,1] = predictors.scenario3[1:360, sort(importance[1])]</text:span></text:p>
      <text:p text:style-name="P3"><text:span text:style-name="T2"><text:s text:c="3"/>for (i in 2:10) { <text:s text:c="2"/></text:span></text:p>
      <text:p text:style-name="P3"><text:span text:style-name="T2"><text:s text:c="6"/>PC_training[,i] = predictors.scenario3[1:360, sort(importance[1:i])] %*% <text:s text:c="5"/>prcomp(predictors.scenario3[1:360, sort(importance[1:i])])$rotation[,1] </text:span></text:p>
      <text:p text:style-name="P3"><text:span text:style-name="T2"><text:s text:c="3"/>}</text:span></text:p>
      <text:p text:style-name="P2"/>
      <text:p text:style-name="P3"><text:span text:style-name="T2"><text:s text:c="3"/># extract first PC from 10% of the data as the testing set</text:span></text:p>
      <text:p text:style-name="P3"><text:span text:style-name="T2"><text:s text:c="3"/>PC_testing = matrix(nrow=40, ncol=10) </text:span></text:p>
      <text:p text:style-name="P3"><text:span text:style-name="T2"><text:s text:c="3"/>PC_testing[,1] = predictors.scenario3[361:400, sort(importance[1])]</text:span></text:p>
      <text:p text:style-name="P3"><text:span text:style-name="T2"><text:s text:c="3"/>for (i in 2:10) { <text:s text:c="2"/></text:span></text:p>
      <text:p text:style-name="P3"><text:span text:style-name="T2"><text:s text:c="6"/>PC_testing[,i] = predictors.scenario3[361:400, sort(importance[1:i])] %*% <text:s text:c="2"/>prcomp(predictors.scenario3[361:400, sort(importance[1:i])])$rotation[,1] </text:span></text:p>
      <text:p text:style-name="P3"><text:span text:style-name="T2"><text:s text:c="3"/>}</text:span></text:p>
      <text:p text:style-name="P2"/>
      <text:p text:style-name="P3"><text:span text:style-name="T2"><text:s text:c="3"/># step 4: Compute test errors </text:span></text:p>
      <text:p text:style-name="P3"><text:span text:style-name="T2"><text:s text:c="3"/>testerror = rep(0, 10)</text:span></text:p>
      <text:p text:style-name="P3"><text:span text:style-name="T2"><text:s text:c="3"/>for (i in 1:10) { </text:span></text:p>
      <text:p text:style-name="P3"><text:span text:style-name="T2"><text:s text:c="6"/># fit models to the training set</text:span></text:p>
      <text:p text:style-name="P3"><text:span text:style-name="T2"><text:s text:c="6"/>PC = PC_training[,i] </text:span></text:p>
      <text:p text:style-name="P3"><text:span text:style-name="T2"><text:s text:c="6"/>log_mu = log_offset[1:360]</text:span></text:p>
      <text:p text:style-name="P3"><text:span text:style-name="T2"><text:s text:c="6"/>fit = glm(Y[1:360] ~ PC, offset=log_mu, family=poisson)</text:span></text:p>
      <text:p text:style-name="P2"/>
      <text:p text:style-name="P3"><text:span text:style-name="T2"><text:s text:c="6"/># find the perdiction error for each model using testing set </text:span></text:p>
      <text:p text:style-name="P3"><text:span text:style-name="T2"><text:s text:c="6"/>test = predict(fit, data.frame(PC=PC_testing[,i], log_mu=log_offset[361:400]), type="response")</text:span></text:p>
      <text:p text:style-name="P3"><text:span text:style-name="T2"><text:s text:c="6"/>testerror[i] = sum((test-Y[361:400])^2)</text:span></text:p>
      <text:p text:style-name="P3"><text:span text:style-name="T2"><text:s text:c="3"/>}</text:span></text:p>
      <text:p text:style-name="P2"/>
      <text:p text:style-name="P3"><text:span text:style-name="T2"><text:s text:c="3"/># step 5: The model with the lowest prediction error was then re-fitted to the entire dataset</text:span></text:p>
      <text:p text:style-name="P3"><text:span text:style-name="T2"><text:s text:c="3"/># The number of covariates included into the "best" model</text:span></text:p>
      <text:p text:style-name="P3"><text:span text:style-name="T2"><text:s text:c="3"/>s.spca = which(testerror == min(testerror)) <text:s text:c="7"/></text:span></text:p>
      <text:p text:style-name="P3"><text:span text:style-name="T2"><text:s text:c="3"/>size.spca = c(size.spca, s.spca) </text:span></text:p>
      <text:p text:style-name="P2"/>
      <text:p text:style-name="P3"><text:span text:style-name="T2"><text:s text:c="3"/># list names of covariates included into the "best" model</text:span></text:p>
      <text:p text:style-name="P3"><text:span text:style-name="T2"><text:s text:c="3"/>f.spca = featurenames.scenario3[importance[1:s.spca]] <text:s text:c="12"/></text:span></text:p>
      <text:p text:style-name="P3"><text:span text:style-name="T2"><text:s text:c="3"/>features.spca = c(features.spca, f.spca)</text:span></text:p>
      <text:p text:style-name="P3"><text:span text:style-name="T2"><text:s text:c="3"/>Z.spca = predictors.scenario3[, importance[1:s.spca]] <text:s text:c="5"/># reduced covariates subset</text:span></text:p>
      <text:p text:style-name="P2"/>
      <text:p text:style-name="P3"><text:span text:style-name="T2"><text:s text:c="3"/># The loadings are estimated from the entire data and the model re-fitted</text:span></text:p>
      <text:p text:style-name="P3"><text:span text:style-name="T2"><text:s text:c="3"/>if (s.spca ==1) { PC_best = Z.spca }</text:span></text:p>
      <text:p text:style-name="P3"><text:span text:style-name="T2"><text:s text:c="3"/>if (s.spca &gt;1) <text:s/>{ PC_best = Z.spca %*% prcomp(Z.spca)$rotation[,1] }</text:span></text:p>
      <text:p text:style-name="P2"/>
      <text:p text:style-name="P3"><text:span text:style-name="T2"><text:s text:c="3"/># apply GLM model </text:span></text:p>
      <text:p text:style-name="P3"><text:span text:style-name="T2"><text:s text:c="3"/>scenario3.spca = glm(Y ~ PC_best, offset=log_offset, family=poisson)</text:span></text:p>
      <text:p text:style-name="P3"><text:span text:style-name="T2"><text:s text:c="3"/>beta.spca = scenario3.spca$coef[[2]] * prcomp(Z.spca)$rotation[,1]</text:span></text:p>
      <text:p text:style-name="P3"><text:span text:style-name="T2"><text:s text:c="3"/>if (s.spca ==1) <text:s/>{ names(beta.spca)=featurenames.scenario3[importance[1]] }</text:span></text:p>
      <text:p text:style-name="P2"/>
      <text:p text:style-name="P3"><text:span text:style-name="T2"><text:s text:c="3"/># extract beta coefficients </text:span></text:p>
      <text:p text:style-name="P3"><text:span text:style-name="T2"><text:s text:c="3"/>pc1.b1.spca = c(pc1.b1.spca, beta.spca[names(beta.spca) == "X1"]) <text:s text:c="6"/></text:span></text:p>
      <text:p text:style-name="P3"><text:span text:style-name="T2"><text:s text:c="3"/>pc1.b3.spca = c(pc1.b3.spca, beta.spca[names(beta.spca) == "X3"]) <text:s text:c="4"/></text:span></text:p>
      <text:p text:style-name="P3"><text:span text:style-name="T2"><text:s text:c="3"/>pc1.g13.spca = c(pc1.g13.spca, beta.spca[names(beta.spca) == "X1*X3"]) <text:s text:c="3"/></text:span></text:p>
      <text:p text:style-name="P2"/>
      <text:p text:style-name="P2"/>
      <text:p text:style-name="P3"><text:span text:style-name="T2"><text:s text:c="3"/>######## Method III. lasso regression ########</text:span></text:p>
      <text:p text:style-name="P3"><text:span text:style-name="T2"><text:s text:c="3"/># use glmnet package: alpha=1(lasso), 0(ridge), 0~1(elastic net)</text:span></text:p>
      <text:p text:style-name="P3"><text:span text:style-name="T2"><text:s text:c="3"/>scenario3.lasso = glmnet(predictors.scenario3, Y, family="poisson", offset=log_offset, alpha=1) </text:span></text:p>
      <text:p text:style-name="P3"><text:span text:style-name="T2"><text:s text:c="3"/>scenario3.lasso.cv = cv.glmnet(predictors.scenario3, Y, family="poisson", offset=log_offset, alpha=1) </text:span></text:p>
      <text:p text:style-name="P3"><text:span text:style-name="T2"><text:s text:c="3"/>betas.lasso = coef(scenario3.lasso, s=scenario3.lasso.cv$lambda.min) <text:s text:c="6"/></text:span></text:p>
      <text:p text:style-name="P2"/>
      <text:p text:style-name="P3"><text:span text:style-name="T2"><text:s text:c="3"/># extract LASSO coefficients</text:span></text:p>
      <text:p text:style-name="P3"><text:span text:style-name="T2"><text:s text:c="3"/>b1.lasso = c(b1.lasso, betas.lasso [2]) <text:s text:c="4"/></text:span></text:p>
      <text:p text:style-name="P3"><text:span text:style-name="T2"><text:s text:c="3"/>b3.lasso = c(b3.lasso, betas.lasso [4]) <text:s text:c="4"/></text:span></text:p>
      <text:p text:style-name="P3"><text:soft-page-break/><text:span text:style-name="T2"><text:s text:c="3"/>g13.lasso = c(g13.lasso, betas.lasso [7]) <text:s text:c="2"/></text:span></text:p>
      <text:p text:style-name="P2"/>
      <text:p text:style-name="P3"><text:span text:style-name="T2"><text:s text:c="3"/># model size (intercept not included)</text:span></text:p>
      <text:p text:style-name="P3"><text:span text:style-name="T2"><text:s text:c="3"/>if (betas.lasso [1] == 0.00000000) { s.lasso = sum(betas.lasso != 0.00000000) } </text:span></text:p>
      <text:p text:style-name="P3"><text:span text:style-name="T2"><text:s text:c="3"/>else { s.lasso = sum(betas.lasso != 0.00000000)-1 }</text:span></text:p>
      <text:p text:style-name="P3"><text:span text:style-name="T2"><text:s text:c="3"/>size.lasso = cbind(size.lasso, s.lasso) <text:s/></text:span></text:p>
      <text:p text:style-name="P2"/>
      <text:p text:style-name="P2"/>
      <text:p text:style-name="P3"><text:span text:style-name="T2"><text:s text:c="3"/>######## Method IV. Partial least square regression (PLSR) ########</text:span></text:p>
      <text:p text:style-name="P3"><text:span text:style-name="T2"><text:s text:c="3"/>data.plsr = data.frame(cbind(Y, predictors.scenario3, log_offset))</text:span></text:p>
      <text:p text:style-name="P2"/>
      <text:p text:style-name="P3"><text:span text:style-name="T2"><text:s text:c="3"/># Apply PLSR for glm function</text:span></text:p>
      <text:p text:style-name="P3"><text:span text:style-name="T2"><text:s text:c="3"/>scenario3.plsr = plsRglm(Y~predictors.scenario3, offset=log_offset, data=data.plsr, nt=10, model="pls-glm-poisson")</text:span></text:p>
      <text:p text:style-name="P2"/>
      <text:p text:style-name="P3"><text:span text:style-name="T2"><text:s text:c="3"/># use BIC to determine optimal number of components </text:span></text:p>
      <text:p text:style-name="P3"><text:span text:style-name="T2"><text:s text:c="3"/>comp.plsr = which(scenario3.plsr$InfCrit[,2] == min(scenario3.plsr$InfCrit[,2]))-1</text:span></text:p>
      <text:p text:style-name="P2"/>
      <text:p text:style-name="P3"><text:span text:style-name="T2"><text:s text:c="3"/># refit model and extract beta coefficients from the optimal model</text:span></text:p>
      <text:p text:style-name="P3"><text:span text:style-name="T2"><text:s text:c="3"/>opt.scenario3.plsr = plsRglm(Y~predictors.scenario3, offset=log_offset, data=data.plsr, nt=comp.plsr, model="pls-glm-poisson")</text:span></text:p>
      <text:p text:style-name="P3"><text:span text:style-name="T2"><text:s text:c="3"/>beta.mat.plsr[iter, ] = opt.scenario3.plsr$Coeffs[2:11] <text:s/></text:span></text:p>
      <text:p text:style-name="P2"/>
      <text:p text:style-name="P2"/>
      <text:p text:style-name="P3"><text:span text:style-name="T2"><text:s text:c="3"/>######## Method V. Classification &amp; regression tree ########</text:span></text:p>
      <text:p text:style-name="P3"><text:span text:style-name="T2"><text:s text:c="3"/># grow the tree </text:span></text:p>
      <text:p text:style-name="P3"><text:span text:style-name="T2"><text:s text:c="3"/>scenario3.cart = rpart(Y ~ X1 + X2 + X3 + X4, method = "anova")</text:span></text:p>
      <text:p text:style-name="P2"/>
      <text:p text:style-name="P3"><text:span text:style-name="T2"><text:s text:c="3"/># prune the tree by min CP</text:span></text:p>
      <text:p text:style-name="P3"><text:span text:style-name="T2"><text:s text:c="3"/>scenario3.pcart = prune(scenario3.cart, </text:span></text:p>
      <text:p text:style-name="P3"><text:span text:style-name="T2">cp=scenario3.cart$cptable[which.min(scenario3.cart$cptable[, "xerror"]), "CP"])</text:span></text:p>
      <text:p text:style-name="P2"/>
      <text:p text:style-name="P3"><text:span text:style-name="T2"><text:s text:c="3"/># number of terminal nodes</text:span></text:p>
      <text:p text:style-name="P3"><text:span text:style-name="T2"><text:s text:c="3"/>k.cart = sum(scenario3.pcart$frame$var=="&lt;leaf&gt;")</text:span></text:p>
      <text:p text:style-name="P3"><text:span text:style-name="T2"><text:s text:c="3"/>node.cart = c(node.cart, k.cart)</text:span></text:p>
      <text:p text:style-name="P2"/>
      <text:p text:style-name="P3"><text:span text:style-name="T2"><text:s text:c="3"/># extract all unique variables included in CART</text:span></text:p>
      <text:p text:style-name="P3"><text:span text:style-name="T2"><text:s text:c="3"/>j = dim(scenario3.pcart$frame[1])[1]</text:span></text:p>
      <text:p text:style-name="P3"><text:span text:style-name="T2"><text:s text:c="3"/>var = c()</text:span></text:p>
      <text:p text:style-name="P3"><text:span text:style-name="T2"><text:s text:c="3"/>for (i in 1:j) </text:span></text:p>
      <text:p text:style-name="P3"><text:span text:style-name="T2"><text:s text:c="6"/>{ var = c(var, scenario3.pcart$frame[i,1]) } <text:s text:c="4"/></text:span></text:p>
      <text:p text:style-name="P3"><text:span text:style-name="T2"><text:s text:c="3"/>predictor.cart = c(predictor.cart, unique(var[var!=1]-1))</text:span></text:p>
      <text:p text:style-name="P2"/>
      <text:p text:style-name="P3"><text:span text:style-name="T2"><text:s/></text:span></text:p>
      <text:p text:style-name="P3"><text:span text:style-name="T2"><text:s text:c="3"/>######## Method VI. Bayesian Model Averaging (BMA) ########</text:span></text:p>
      <text:p text:style-name="P3"><text:span text:style-name="T2"><text:s text:c="3"/># apply BMA</text:span></text:p>
      <text:p text:style-name="P3"><text:span text:style-name="T2"><text:s text:c="3"/>scenario3.bma = bic.glm(Y~offset(log_offset)+X1+X2+X3+X4+X1_X2+X1_X3+X1_X4+X2_X3+X2_X4+X3_X4, glm.family=poisson(), factor.type=F)</text:span></text:p>
      <text:p text:style-name="P2"/>
      <text:p text:style-name="P3"><text:span text:style-name="T2"><text:s text:c="3"/># extract coefficients </text:span></text:p>
      <text:p text:style-name="P3"><text:span text:style-name="T2"><text:s text:c="3"/>prob.bma = rbind(prob.bma, summary(scenario3.bma)[2:11,1])</text:span></text:p>
      <text:p text:style-name="P3"><text:span text:style-name="T2"><text:s text:c="3"/>beta.bma = rbind(beta.bma, summary(scenario3.bma)[2:11,2])</text:span></text:p>
      <text:p text:style-name="P3"><text:span text:style-name="T2"><text:s text:c="3"/>se.bma = rbind(se.bma, summary(scenario3.bma)[2:11,3])</text:span></text:p>
      <text:p text:style-name="P2"/>
      <text:p text:style-name="P3"><text:span text:style-name="T2">}</text:span></text:p>
      <text:p text:style-name="P2"/>
      <text:p text:style-name="P2"/>
      <text:p text:style-name="P2"/>
      <text:p text:style-name="P3"><text:span text:style-name="T2">#### Summary results from SPCA model</text:span></text:p>
      <text:p text:style-name="P3"><text:span text:style-name="T2"># average size</text:span></text:p>
      <text:p text:style-name="P3"><text:span text:style-name="T2">mean(size.spca)</text:span></text:p>
      <text:p text:style-name="P2"/>
      <text:p text:style-name="P3"><text:span text:style-name="T2"># Mean, empirical SE and percent</text:span></text:p>
      <text:p text:style-name="P3"><text:span text:style-name="T2">summary1(pc1.b1.spca)</text:span></text:p>
      <text:p text:style-name="P3"><text:span text:style-name="T2">summary1(pc1.b3.spca)</text:span></text:p>
      <text:p text:style-name="P3"><text:span text:style-name="T2">summary1(pc1.g13.spca)</text:span></text:p>
      <text:p text:style-name="P2"/>
      <text:p text:style-name="P2"/>
      <text:p text:style-name="P3"><text:span text:style-name="T2">#### Summary results from LASSO model</text:span></text:p>
      <text:p text:style-name="P3"><text:span text:style-name="T2"># average size</text:span></text:p>
      <text:p text:style-name="P3"><text:soft-page-break/><text:span text:style-name="T2">mean(size.lasso)</text:span></text:p>
      <text:p text:style-name="P2"/>
      <text:p text:style-name="P3"><text:span text:style-name="T2"># Mean, empirical SE and percent</text:span></text:p>
      <text:p text:style-name="P3"><text:span text:style-name="T2">summary1(b1.lasso) </text:span></text:p>
      <text:p text:style-name="P3"><text:span text:style-name="T2">summary1(b3.lasso)</text:span></text:p>
      <text:p text:style-name="P3"><text:span text:style-name="T2">summary1(g13.lasso)</text:span></text:p>
      <text:p text:style-name="P2"/>
      <text:p text:style-name="P5"/>
      <text:p text:style-name="P3"><text:span text:style-name="T2">#### Summary results from PLSR model</text:span></text:p>
      <text:p text:style-name="P3"><text:span text:style-name="T2">colnames(beta.mat.plsr) = featurenames.scenario3 </text:span></text:p>
      <text:p text:style-name="P3"><text:span text:style-name="T2">colMeans(beta.mat.plsr)</text:span></text:p>
      <text:p text:style-name="P2"/>
      <text:p text:style-name="P2"/>
      <text:p text:style-name="P3"><text:span text:style-name="T2">#### Summary results from CART model</text:span></text:p>
      <text:p text:style-name="P3"><text:span text:style-name="T2"># average size of the tree (number of terminal nodes)</text:span></text:p>
      <text:p text:style-name="P3"><text:span text:style-name="T2">mean(node.cart)</text:span></text:p>
      <text:p text:style-name="P3"><text:span text:style-name="T2">table(node.cart)</text:span></text:p>
      <text:p text:style-name="P2"/>
      <text:p text:style-name="P3"><text:span text:style-name="T2"># percent of exposure retain in the model</text:span></text:p>
      <text:p text:style-name="P3"><text:span text:style-name="T2">sum(predictor.cart == 1)*100/n</text:span></text:p>
      <text:p text:style-name="P3"><text:span text:style-name="T2">sum(predictor.cart == 2)*100/n</text:span></text:p>
      <text:p text:style-name="P3"><text:span text:style-name="T2">sum(predictor.cart == 3)*100/n</text:span></text:p>
      <text:p text:style-name="P3"><text:span text:style-name="T2">sum(predictor.cart == 4)*100/n</text:span></text:p>
      <text:p text:style-name="P2"/>
      <text:p text:style-name="P2"/>
      <text:p text:style-name="P3"><text:span text:style-name="T2">#### Summary results from BMA model</text:span></text:p>
      <text:p text:style-name="P3"><text:span text:style-name="T2"># mean, model-based SE and percent of coefficients</text:span></text:p>
      <text:p text:style-name="P3"><text:span text:style-name="T2">colnames(prob.bma) = colnames(beta.bma) = colnames(se.bma) = featurenames.scenario3</text:span></text:p>
      <text:p text:style-name="P3"><text:span text:style-name="T2">table.bma = cbind(colMeans(beta.bma), colMeans(se.bma), colMeans(prob.bma))</text:span></text:p>
      <text:p text:style-name="P3"><text:span text:style-name="T2">colnames(table.bma) = c("beta", "se", "P")</text:span></text:p>
      <text:p text:style-name="P3"><text:span text:style-name="T2">table.bma</text:span></text:p>
      <text:p text:style-name="P2"/>
      <text:p text:style-name="P3"><text:span text:style-name="T2"># average size </text:span></text:p>
      <text:p text:style-name="P3"><text:span text:style-name="T2">sum(prob.bma/100)/n</text:span></text:p>
      <text:p text:style-name="P5"/>
      <text:p text:style-name="P5"/>
      <text:p text:style-name="P1"/>
      <text:p text:style-name="P7"><text:span text:style-name="T2">#################### Data generation for Scenarios 4: ######################</text:span></text:p>
      <text:p text:style-name="P3"><text:span text:style-name="T2">################### Time-series study with 10 pollutants ###################</text:span></text:p>
      <text:p text:style-name="P3"><text:span text:style-name="T2"># Calculate parameters of offsets from real data using GLM model</text:span></text:p>
      <text:p text:style-name="P3"><text:span text:style-name="T2">GAM1 = read.csv("Gam1.csv")</text:span></text:p>
      <text:p text:style-name="P3"><text:span text:style-name="T2">DAMAT = as.data.frame(cbind(GAM1$ER_Asthma, GAM1$Temp, GAM1$RH, GAM1$YEAR, GAM1$SEASON, GAM1$Weekday, GAM1$time))</text:span></text:p>
      <text:p text:style-name="P3"><text:span text:style-name="T2">colnames(DAMAT) = c("asthma", "temp", "RH", "year", "season", "DOW", "time")</text:span></text:p>
      <text:p text:style-name="P3"><text:span text:style-name="T2">DAMAT$time = c(1:366,1:365,1:365)</text:span></text:p>
      <text:p text:style-name="P2"/>
      <text:p text:style-name="P3"><text:span text:style-name="T2">glm.1 = glm(asthma~factor(season)+factor(year)+factor(DOW)+ns(time,8)+ns(temp,4)+ns(RH,3), family=poisson, data=DAMAT)</text:span></text:p>
      <text:p text:style-name="P3"><text:span text:style-name="T2">offset = predict(glm.1) <text:s text:c="2"/># offset on the log scale</text:span></text:p>
      <text:p text:style-name="P5"/>
      <text:p text:style-name="P3"><text:span text:style-name="T2"># Partial autocorrelation function (PACF) for 10 exposures up to lag 5 days</text:span></text:p>
      <text:p text:style-name="P3"><text:span text:style-name="T2">a1 = c(0.32, <text:s/>0.03, <text:s/>0.06, <text:s/>0.04, <text:s/>0.05)</text:span></text:p>
      <text:p text:style-name="P3"><text:span text:style-name="T2">a2 = c(0.53, -0.04, <text:s/>0.09, <text:s/>0, <text:s text:c="4"/>0.02)</text:span></text:p>
      <text:p text:style-name="P3"><text:span text:style-name="T2">a3 = c(0.82, -0.34, -0.02, <text:s/>0.04, -0.05)</text:span></text:p>
      <text:p text:style-name="P3"><text:span text:style-name="T2">a4 = c(0.33, -0.02, <text:s/>0.02, -0.01, -0.03)</text:span></text:p>
      <text:p text:style-name="P3"><text:span text:style-name="T2">a5 = c(0.4, <text:s text:c="2"/>0.05, <text:s/>0.08, <text:s/>0.03, -0.02)</text:span></text:p>
      <text:p text:style-name="P3"><text:span text:style-name="T2">a6 = c(0.8, <text:s text:c="2"/>-0.4, -0.02, <text:s/>0.05, -0.05)</text:span></text:p>
      <text:p text:style-name="P3"><text:span text:style-name="T2">a7 = c(0.34, <text:s/>0.07, -0.05, <text:s/>0.02, <text:s/>0.05)</text:span></text:p>
      <text:p text:style-name="P3"><text:span text:style-name="T2">a8 = c(0.7, <text:s text:c="2"/>-0.2, <text:s/>0.02, -0.02, <text:s/>0.01)</text:span></text:p>
      <text:p text:style-name="P3"><text:span text:style-name="T2">a9 = c(0.55, -0.03, <text:s/>0.08, <text:s/>0.01, <text:s/>0.02)</text:span></text:p>
      <text:p text:style-name="P3"><text:span text:style-name="T2">a10= c(0.5, <text:s text:c="2"/>0.03, -0.04, <text:s/>0.05, <text:s/>0.03)</text:span></text:p>
      <text:p text:style-name="P3"><text:span text:style-name="T2">pacf_matrix = cbind(a1,a2,a3,a4,a5,a6,a7,a8,a9,a10)</text:span></text:p>
      <text:p text:style-name="P3"><text:span text:style-name="T2"># Compute the scales of the sum of PACF coefficients</text:span></text:p>
      <text:p text:style-name="P3"><text:span text:style-name="T2">scales = colSums(pacf_matrix)</text:span></text:p>
      <text:p text:style-name="P2"/>
      <text:p text:style-name="P3"><text:span text:style-name="T2"># mean and covariance matrix of the 10 exposures</text:span></text:p>
      <text:p text:style-name="P3"><text:span text:style-name="T2">meanExpo = rep(1, 10)</text:span></text:p>
      <text:p text:style-name="P3"><text:span text:style-name="T2">Cov1 = matrix(c( <text:s/>1, 0.6, 0.4, 0.2,</text:span></text:p>
      <text:p text:style-name="P3"><text:span text:style-name="T2"><text:s text:c="16"/>0.6, <text:s text:c="2"/>1, 0.5, 0.2,</text:span></text:p>
      <text:p text:style-name="P3"><text:span text:style-name="T2"><text:s text:c="16"/>0.4, 0.5, <text:s text:c="2"/>1, 0.1,</text:span></text:p>
      <text:p text:style-name="P3"><text:span text:style-name="T2"><text:s text:c="16"/>0.2, 0.2, 0.1, <text:s text:c="2"/>1), nrow=4, byrow=T)</text:span></text:p>
      <text:p text:style-name="P3"><text:span text:style-name="T2">Cov2 = matrix(rep(0,24), nrow=4, byrow=T)</text:span></text:p>
      <text:p text:style-name="P3"><text:span text:style-name="T2">Cov3 = matrix(rep(0,24), nrow=6, byrow=T)</text:span></text:p>
      <text:p text:style-name="P3"><text:span text:style-name="T2">Cov4 = diag(rep(1,6))</text:span></text:p>
      <text:p text:style-name="P3"><text:span text:style-name="T2">varExpo = rbind(cbind(Cov1, Cov2), cbind(Cov3, Cov4))</text:span></text:p>
      <text:p text:style-name="P2"/>
      <text:p text:style-name="P3"><text:span text:style-name="T2"># mean and covariance matrix of the log of exposure variables</text:span></text:p>
      <text:p text:style-name="P3"><text:span text:style-name="T2">sigma.tilde = matrix(0, nrow=10, ncol=10)</text:span></text:p>
      <text:p text:style-name="P3"><text:span text:style-name="T2">for(i in 1:10) { </text:span></text:p>
      <text:p text:style-name="P3"><text:span text:style-name="T2"><text:s text:c="3"/>for(j in 1:10) {</text:span></text:p>
      <text:p text:style-name="P3"><text:span text:style-name="T2"><text:s text:c="6"/>sigma.tilde[i,j] = log(1+(varExpo[i,j]/(meanExpo[i]*meanExpo[j])))</text:span></text:p>
      <text:p text:style-name="P3"><text:span text:style-name="T2"><text:s text:c="3"/>}</text:span></text:p>
      <text:p text:style-name="P3"><text:span text:style-name="T2">}</text:span></text:p>
      <text:p text:style-name="P2"/>
      <text:p text:style-name="P3"><text:span text:style-name="T2">mu.tilde = rep(0,10)</text:span></text:p>
      <text:p text:style-name="P3"><text:span text:style-name="T2">for(i in 1:10) {</text:span></text:p>
      <text:p text:style-name="P3"><text:span text:style-name="T2"><text:s text:c="3"/>mu.tilde[i] = log(meanExpo[i])-sigma.tilde[i,i]/2</text:span></text:p>
      <text:p text:style-name="P3"><text:span text:style-name="T2">}</text:span></text:p>
      <text:p text:style-name="P5"/>
      <text:p text:style-name="P3"><text:span text:style-name="T2">###### Simulation results from 1,000 iterations</text:span></text:p>
      <text:p text:style-name="P3"><text:span text:style-name="T2">n=1000</text:span></text:p>
      <text:p text:style-name="P3"><text:span text:style-name="T2">N=800</text:span></text:p>
      <text:p text:style-name="P2"/>
      <text:p text:style-name="P3"><text:span text:style-name="T2"># generate empty vectors or matrices for storing simulation results</text:span></text:p>
      <text:p text:style-name="P3"><text:span text:style-name="T2">pc1.b1.spca = c(); pc1.b3.spca = c(); pc1.b6.spca = c(); pc1.b9.spca = c(); </text:span></text:p>
      <text:p text:style-name="P3"><text:span text:style-name="T2">pc1.g13.spca = c(); pc1.g16.spca = c(); size.spca = c();</text:span></text:p>
      <text:p text:style-name="P3"><text:span text:style-name="T2">b1.lasso = c(); b3.lasso = c(); b6.lasso = c(); b9.lasso = c(); </text:span></text:p>
      <text:p text:style-name="P3"><text:span text:style-name="T2">g13.lasso = c(); g16.lasso = c(); size.lasso = c();</text:span></text:p>
      <text:p text:style-name="P3"><text:span text:style-name="T2">b1.lcr = c(); b3.lcr = c(); b6.lcr = c(); b9.lcr = c(); g13.lcr = c(); g16.lcr = c(); </text:span></text:p>
      <text:p text:style-name="P3"><text:span text:style-name="T2">se.b1.lcr = c(); se.b3.lcr = c(); se.b6.lcr = c(); se.b9.lcr = c(); se.g13.lcr = c(); </text:span></text:p>
      <text:p text:style-name="P3"><text:span text:style-name="T2">se.g16.lcr = c(); size.lcr = c(); </text:span></text:p>
      <text:p text:style-name="P3"><text:span text:style-name="T2">beta.mat.plsr = matrix(nrow=n, ncol=55);</text:span></text:p>
      <text:p text:style-name="P3"><text:span text:style-name="T2">predictor.cart = c(); node.cart = c();</text:span></text:p>
      <text:p text:style-name="P3"><text:span text:style-name="T2">prob.bma = c(); beta.bma = c(); se.bma = c();</text:span></text:p>
      <text:p text:style-name="P2"/>
      <text:p text:style-name="P2"/>
      <text:p text:style-name="P3"><text:span text:style-name="T2">for (iter in 1: n) {</text:span></text:p>
      <text:p text:style-name="P2"/>
      <text:p text:style-name="P3"><text:soft-page-break/><text:span text:style-name="T2"><text:s text:c="3"/># Generate 10 exposures on the first five days as starting points</text:span></text:p>
      <text:p text:style-name="P3"><text:span text:style-name="T4"><text:s text:c="9"/></text:span><text:span text:style-name="T2">Expo = rlnorm.rplus(5, mu.tilde, sigma.tilde)</text:span></text:p>
      <text:p text:style-name="P3"><text:span text:style-name="T2"><text:s text:c="3"/>simExpo = matrix(,1000,10)</text:span></text:p>
      <text:p text:style-name="P3"><text:span text:style-name="T2"><text:s text:c="3"/>simExpo[1:5,] = Expo</text:span></text:p>
      <text:p text:style-name="P2"/>
      <text:p text:style-name="P3"><text:span text:style-name="T2"><text:s text:c="3"/># Simulate 10 multivariate exposures by autoregressive models on previous 5 days </text:span></text:p>
      <text:p text:style-name="P3"><text:span text:style-name="T2"><text:s text:c="3"/>for (t in 6:1000){</text:span></text:p>
      <text:p text:style-name="P3"><text:span text:style-name="T2"><text:s text:c="6"/>temp = matrix(0,10,5)</text:span></text:p>
      <text:p text:style-name="P3"><text:span text:style-name="T2"><text:s text:c="6"/>for (i in 1:5){ temp[,i] = diag(pacf_matrix[i,])%*%simExpo[t-i,] }</text:span></text:p>
      <text:p text:style-name="P3"><text:span text:style-name="T2"><text:s text:c="6"/></text:span></text:p>
      <text:p text:style-name="P3"><text:span text:style-name="T2"><text:s text:c="6"/># include only positive values</text:span></text:p>
      <text:p text:style-name="P3"><text:span text:style-name="T2"><text:s text:c="6"/>sim = rep(0,10) <text:s text:c="5"/></text:span></text:p>
      <text:p text:style-name="P3"><text:span text:style-name="T2"><text:s text:c="6"/>while(min(sim) &lt;= 0){</text:span></text:p>
      <text:p text:style-name="P3"><text:span text:style-name="T2"><text:s text:c="8"/>sim = rowSums(temp)+diag(1-scales)%*%rep(1,10)+mvrnorm(1,rep(0,10),varExpo)</text:span></text:p>
      <text:p text:style-name="P3"><text:span text:style-name="T2"><text:s text:c="6"/>}</text:span></text:p>
      <text:p text:style-name="P3"><text:span text:style-name="T2"><text:s text:c="6"/>simExpo[t,] = sim <text:s text:c="5"/></text:span></text:p>
      <text:p text:style-name="P3"><text:span text:style-name="T2"><text:s text:c="3"/>}</text:span></text:p>
      <text:p text:style-name="P2"/>
      <text:p text:style-name="P3"><text:span text:style-name="T2"><text:s text:c="3"/># Remove data after the burn-in phase</text:span></text:p>
      <text:p text:style-name="P3"><text:span text:style-name="T2"><text:s text:c="3"/>burnin = 200</text:span></text:p>
      <text:p text:style-name="P3"><text:span text:style-name="T2"><text:s text:c="3"/>simExpo = simExpo[(burnin+1):1000,] <text:s text:c="4"/># total 800 days</text:span></text:p>
      <text:p text:style-name="P2"/>
      <text:p text:style-name="P3"><text:span text:style-name="T2"><text:s text:c="3"/># Distribute 10 exposures</text:span></text:p>
      <text:p text:style-name="P3"><text:span text:style-name="T2"><text:s text:c="3"/>X1 = simExpo[,1]</text:span></text:p>
      <text:p text:style-name="P3"><text:span text:style-name="T2"><text:s text:c="3"/>X2 = simExpo[,2]</text:span></text:p>
      <text:p text:style-name="P3"><text:span text:style-name="T2"><text:s text:c="3"/>X3 = simExpo[,3]</text:span></text:p>
      <text:p text:style-name="P3"><text:span text:style-name="T2"><text:s text:c="3"/>X4 = simExpo[,4]</text:span></text:p>
      <text:p text:style-name="P3"><text:span text:style-name="T2"><text:s text:c="3"/>X5 = simExpo[,5]</text:span></text:p>
      <text:p text:style-name="P3"><text:span text:style-name="T2"><text:s text:c="3"/>X6 = simExpo[,6]</text:span></text:p>
      <text:p text:style-name="P3"><text:span text:style-name="T2"><text:s text:c="3"/>X7 = simExpo[,7]</text:span></text:p>
      <text:p text:style-name="P3"><text:span text:style-name="T2"><text:s text:c="3"/>X8 = simExpo[,8]</text:span></text:p>
      <text:p text:style-name="P3"><text:span text:style-name="T2"><text:s text:c="3"/>X9 = simExpo[,9]</text:span></text:p>
      <text:p text:style-name="P3"><text:span text:style-name="T2"><text:s text:c="3"/>X10 = simExpo[,10]</text:span></text:p>
      <text:p text:style-name="P3"><text:span text:style-name="T2"><text:s text:c="3"/>lambda = exp(0.2*X1+0.2*X3+0.2*X6+0.2*X9+0.1*X1*X3+0.1*X1*X6)</text:span></text:p>
      <text:p text:style-name="P2"/>
      <text:p text:style-name="P3"><text:span text:style-name="T2"><text:s text:c="3"/># Rescale to keep the mean of mu the same scale of offset</text:span></text:p>
      <text:p text:style-name="P3"><text:span text:style-name="T2"><text:s text:c="3"/>mu = lambda*(exp(offset[1:800])/mean(lambda)</text:span></text:p>
      <text:p text:style-name="P2"/>
      <text:p text:style-name="P3"><text:span text:style-name="T2"><text:s text:c="3"/># Generate outcome Y by a two-stage Poission regression</text:span></text:p>
      <text:p text:style-name="P3"><text:span text:style-name="T2"><text:s text:c="3"/>Y = rep(0,800)</text:span></text:p>
      <text:p text:style-name="P3"><text:span text:style-name="T2"><text:s text:c="3"/>for (i in 1:800){ Y[i] = rpois(1,mu[i]) }</text:span></text:p>
      <text:p text:style-name="P3"><text:span text:style-name="T2"><text:s text:c="3"/>log_offset = offset[1:800]-log(mean(lambda))</text:span></text:p>
      <text:p text:style-name="P2"/>
      <text:p text:style-name="P3"><text:span text:style-name="T2"><text:s text:c="3"/># Predictor matrix </text:span></text:p>
      <text:p text:style-name="P3"><text:span text:style-name="T2"><text:s text:c="3"/>predictors.scenario4 = matrix(0,800,55)</text:span></text:p>
      <text:p text:style-name="P3"><text:span text:style-name="T2"><text:s text:c="3"/>predictors.scenario4[,1:10] = simExpo</text:span></text:p>
      <text:p text:style-name="P3"><text:span text:style-name="T2"><text:s text:c="3"/>col.count = 11</text:span></text:p>
      <text:p text:style-name="P3"><text:span text:style-name="T2"><text:s text:c="3"/>for (i in 1:9) {</text:span></text:p>
      <text:p text:style-name="P3"><text:span text:style-name="T2"><text:s text:c="6"/>for (j in (i+1):10) {</text:span></text:p>
      <text:p text:style-name="P3"><text:span text:style-name="T2"><text:s text:c="9"/>predictors.scenario4[, col.count] = simExpo[,i]*simExpo[,j];</text:span></text:p>
      <text:p text:style-name="P3"><text:span text:style-name="T2"><text:s text:c="9"/>col.count = col.count+1;</text:span></text:p>
      <text:p text:style-name="P3"><text:span text:style-name="T2"><text:s text:c="6"/>}</text:span></text:p>
      <text:p text:style-name="P3"><text:span text:style-name="T2"><text:s text:c="3"/>}</text:span></text:p>
      <text:p text:style-name="P2"/>
      <text:p text:style-name="P3"><text:span text:style-name="T2"><text:s text:c="3"/>featurenames.scenario4 = c()</text:span></text:p>
      <text:p text:style-name="P3"><text:span text:style-name="T2"><text:s text:c="3"/>for (i in 1:10) { featurenames.scenario4[i] = paste("X", i, sep = "") }</text:span></text:p>
      <text:p text:style-name="P3"><text:span text:style-name="T2"><text:s text:c="3"/>for (i in 1:9) {</text:span></text:p>
      <text:p text:style-name="P3"><text:span text:style-name="T2"><text:s text:c="6"/>for (j in (i+1):10) { </text:span></text:p>
      <text:p text:style-name="P3"><text:span text:style-name="T2"><text:s text:c="9"/>featurenames.scenario4 = c(featurenames.scenario4, paste("X", i, "_", j, sep = "")) </text:span></text:p>
      <text:p text:style-name="P3"><text:span text:style-name="T2"><text:s text:c="6"/>}</text:span></text:p>
      <text:p text:style-name="P3"><text:span text:style-name="T2"><text:s text:c="3"/>}</text:span></text:p>
      <text:p text:style-name="P3"><text:span text:style-name="T2"><text:s text:c="3"/>colnames(predictors.scenario4) = featurenames.scenario4</text:span></text:p>
      <text:p text:style-name="P2"/>
      <text:p text:style-name="P2"/>
      <text:p text:style-name="P3"><text:span text:style-name="T2"><text:s text:c="3"/>######## Method I. Deletion/Substitution/Addition ########</text:span></text:p>
      <text:p text:style-name="P3"><text:span text:style-name="T2"><text:s text:c="3"/>########## Fail to work under time-series study <text:s text:c="2"/>########</text:span></text:p>
      <text:p text:style-name="P2"/>
      <text:p text:style-name="P2"/>
      <text:p text:style-name="P3"><text:span text:style-name="T2"><text:s text:c="3"/>######## Method II. Supervised PCA (SPCA) ########</text:span></text:p>
      <text:p text:style-name="P3"><text:span text:style-name="T2"><text:s text:c="3"/>#### Step 1-5 modified from SPCA by Dr. Steven Roberts ####</text:span></text:p>
      <text:p text:style-name="P3"><text:soft-page-break/><text:span text:style-name="T2"><text:s text:c="3"/># step 1: Fit models containing a single pollutant using training data</text:span></text:p>
      <text:p text:style-name="P3"><text:span text:style-name="T2"><text:s text:c="3"/>wald = rep(0,55)</text:span></text:p>
      <text:p text:style-name="P2"/>
      <text:p text:style-name="P3"><text:span text:style-name="T2"><text:s text:c="3"/>for (i in 1:55) {</text:span></text:p>
      <text:p text:style-name="P3"><text:span text:style-name="T2"><text:s text:c="6"/>glmfit = glm(Y ~ predictors.scenario4[,i], offset=log_offset, family=poisson);</text:span></text:p>
      <text:p text:style-name="P3"><text:span text:style-name="T2"><text:s text:c="6"/>wald[i] = (summary(glmfit)$coef[,3])[2]</text:span></text:p>
      <text:p text:style-name="P3"><text:span text:style-name="T2"><text:s text:c="3"/>}</text:span></text:p>
      <text:p text:style-name="P2"/>
      <text:p text:style-name="P3"><text:span text:style-name="T2"><text:s text:c="3"/># step 2: Sort the variables based on their importance (Wald statistics, large to small)</text:span></text:p>
      <text:p text:style-name="P3"><text:span text:style-name="T2"><text:s text:c="3"/>importance = rev(sort.list(abs(wald)))</text:span></text:p>
      <text:p text:style-name="P2"/>
      <text:p text:style-name="P3"><text:span text:style-name="T2"><text:s text:c="3"/># step 3: Find the principal components</text:span></text:p>
      <text:p text:style-name="P3"><text:span text:style-name="T2"><text:s text:c="3"/># extract only first PC from 90% of the data as the training set</text:span></text:p>
      <text:p text:style-name="P3"><text:span text:style-name="T2"><text:s text:c="3"/>PC_training = matrix(nrow=800*0.9, ncol=55) </text:span></text:p>
      <text:p text:style-name="P3"><text:span text:style-name="T2"><text:s text:c="3"/>PC_training[,1] = predictors.scenario4[1:(800*0.9), sort(importance[1])]</text:span></text:p>
      <text:p text:style-name="P3"><text:span text:style-name="T2"><text:s text:c="3"/>for (i in 2:55) { <text:s text:c="2"/></text:span></text:p>
      <text:p text:style-name="P3"><text:span text:style-name="T2"><text:s text:c="6"/>PC_training[,i] = predictors.scenario3[1:(800*0.9), sort(importance[1:i])] %*% <text:s text:c="5"/>prcomp(predictors.scenario4[1:(800*0.9), sort(importance[1:i])])$rotation[,1] </text:span></text:p>
      <text:p text:style-name="P3"><text:span text:style-name="T2"><text:s text:c="3"/>}</text:span></text:p>
      <text:p text:style-name="P2"/>
      <text:p text:style-name="P3"><text:span text:style-name="T2"><text:s text:c="3"/># extract first PC from 10% of the data as the testing set</text:span></text:p>
      <text:p text:style-name="P3"><text:span text:style-name="T2"><text:s text:c="3"/>PC_testing = matrix(nrow=800*0.1, ncol=55) </text:span></text:p>
      <text:p text:style-name="P3"><text:span text:style-name="T2"><text:s text:c="3"/>PC_testing[,1] = predictors.scenario4[(800*0.9+1):800, sort(importance[1])]</text:span></text:p>
      <text:p text:style-name="P3"><text:span text:style-name="T2"><text:s text:c="3"/>for (i in 2:55) { <text:s text:c="2"/></text:span></text:p>
      <text:p text:style-name="P3"><text:span text:style-name="T2"><text:s text:c="6"/>PC_testing[,i] = predictors.scenario4[(800*0.9+1):800, sort(importance[1:i])] %*% <text:s text:c="2"/>prcomp(predictors.scenario4[(800*0.9+1):800, sort(importance[1:i])])$rotation[,1] </text:span></text:p>
      <text:p text:style-name="P3"><text:span text:style-name="T2"><text:s text:c="3"/>}</text:span></text:p>
      <text:p text:style-name="P2"/>
      <text:p text:style-name="P3"><text:span text:style-name="T2"><text:s text:c="3"/># step 4: Compute test errors </text:span></text:p>
      <text:p text:style-name="P3"><text:span text:style-name="T2"><text:s text:c="3"/>testerror = rep(0, 55)</text:span></text:p>
      <text:p text:style-name="P3"><text:span text:style-name="T2"><text:s text:c="3"/>for (i in 1:55) { </text:span></text:p>
      <text:p text:style-name="P3"><text:span text:style-name="T2"><text:s text:c="6"/># fit models to the training set</text:span></text:p>
      <text:p text:style-name="P3"><text:span text:style-name="T2"><text:s text:c="6"/>PC = PC_training[,i] </text:span></text:p>
      <text:p text:style-name="P3"><text:span text:style-name="T2"><text:s text:c="6"/>log_mu = log_offset[1:(800*0.9)]</text:span></text:p>
      <text:p text:style-name="P3"><text:span text:style-name="T2"><text:s text:c="6"/>fit = glm(Y[1:(800*0.9)] ~ PC, offset=log_mu, family=poisson)</text:span></text:p>
      <text:p text:style-name="P2"/>
      <text:p text:style-name="P3"><text:span text:style-name="T2"><text:s text:c="6"/># find the perdiction error for each model using testing set </text:span></text:p>
      <text:p text:style-name="P3"><text:span text:style-name="T2"><text:s text:c="6"/>test = predict(fit, data.frame(PC=PC_testing[,i], log_mu=log_offset[(800*0.9+1):800]), type="response")</text:span></text:p>
      <text:p text:style-name="P3"><text:span text:style-name="T2"><text:s text:c="6"/>testerror[i] = sum((test-Y[(800*0.9+1):800])^2)</text:span></text:p>
      <text:p text:style-name="P3"><text:span text:style-name="T2"><text:s text:c="3"/>}</text:span></text:p>
      <text:p text:style-name="P2"/>
      <text:p text:style-name="P3"><text:span text:style-name="T2"><text:s text:c="3"/># step 5: The model with the lowest prediction error was then re-fitted to the entire dataset</text:span></text:p>
      <text:p text:style-name="P3"><text:span text:style-name="T2"><text:s text:c="3"/># The number of covariates included into the "best" model</text:span></text:p>
      <text:p text:style-name="P3"><text:span text:style-name="T2"><text:s text:c="3"/>s.spca = which(testerror == min(testerror)) <text:s text:c="7"/></text:span></text:p>
      <text:p text:style-name="P3"><text:span text:style-name="T2"><text:s text:c="3"/>size.spca = c(size.spca, s.spca) </text:span></text:p>
      <text:p text:style-name="P2"/>
      <text:p text:style-name="P3"><text:span text:style-name="T2"><text:s text:c="3"/># list names of covariates included into the "best" model</text:span></text:p>
      <text:p text:style-name="P3"><text:span text:style-name="T2"><text:s text:c="3"/>f.spca = featurenames.scenario4[importance[1:s.spca]] <text:s text:c="12"/></text:span></text:p>
      <text:p text:style-name="P3"><text:span text:style-name="T2"><text:s text:c="3"/>Z.spca = predictors.scenario4[, importance[1:s.spca]] <text:s text:c="5"/># reduced covariates subset</text:span></text:p>
      <text:p text:style-name="P2"/>
      <text:p text:style-name="P3"><text:span text:style-name="T2"><text:s text:c="3"/># The loadings are estimated from the entire data and the model re-fitted</text:span></text:p>
      <text:p text:style-name="P3"><text:span text:style-name="T2"><text:s text:c="3"/>if (s.spca ==1) { PC_best = Z.spca }</text:span></text:p>
      <text:p text:style-name="P3"><text:span text:style-name="T2"><text:s text:c="3"/>if (s.spca &gt;1) <text:s/>{ PC_best = Z.spca %*% prcomp(Z.spca)$rotation[,1] }</text:span></text:p>
      <text:p text:style-name="P2"/>
      <text:p text:style-name="P3"><text:span text:style-name="T2"><text:s text:c="3"/># apply GLM model </text:span></text:p>
      <text:p text:style-name="P3"><text:span text:style-name="T2"><text:s text:c="3"/>scenario4.spca = glm(Y ~ PC_best, offset=log_offset, family=poisson)</text:span></text:p>
      <text:p text:style-name="P3"><text:span text:style-name="T2"><text:s text:c="3"/>beta.spca = scenario4.spca$coef[[2]] * prcomp(Z.spca)$rotation[,1]</text:span></text:p>
      <text:p text:style-name="P3"><text:span text:style-name="T2"><text:s text:c="3"/>if (s.spca ==1) <text:s/>{ names(beta.spca)=featurenames.scenario4[importance[1]] }</text:span></text:p>
      <text:p text:style-name="P2"/>
      <text:p text:style-name="P3"><text:span text:style-name="T2"><text:s text:c="3"/># extract beta coefficients </text:span></text:p>
      <text:p text:style-name="P3"><text:span text:style-name="T2"><text:s text:c="3"/>pc1.b1.spca = c(pc1.b1.spca, beta.spca[names(beta.spca) == "X1"]) <text:s text:c="6"/></text:span></text:p>
      <text:p text:style-name="P3"><text:span text:style-name="T2"><text:s text:c="3"/>pc1.b3.spca = c(pc1.b3.spca, beta.spca[names(beta.spca) == "X3"]) <text:s/></text:span></text:p>
      <text:p text:style-name="P3"><text:span text:style-name="T2"><text:s text:c="3"/>pc1.b6.spca = c(pc1.b6.spca, beta.spca[names(beta.spca) == "X6"]) <text:s text:c="6"/></text:span></text:p>
      <text:p text:style-name="P3"><text:span text:style-name="T2"><text:s text:c="3"/>pc1.b9.spca = c(pc1.b9.spca, beta.spca[names(beta.spca) == "X9"]) <text:s text:c="4"/></text:span></text:p>
      <text:p text:style-name="P3"><text:span text:style-name="T2"><text:s text:c="3"/>pc1.g13.spca = c(pc1.g13.spca, beta.spca[names(beta.spca) == "X1_3"]) <text:s text:c="3"/></text:span></text:p>
      <text:p text:style-name="P3"><text:span text:style-name="T2"><text:s text:c="3"/>pc1.g16.spca = c(pc1.g16.spca, beta.spca[names(beta.spca) == "X1_6"]) <text:s text:c="3"/></text:span></text:p>
      <text:p text:style-name="P2"/>
      <text:p text:style-name="P2"/>
      <text:p text:style-name="P3"><text:span text:style-name="T2"><text:s text:c="3"/>######## Method III. lasso regression ########</text:span></text:p>
      <text:p text:style-name="P3"><text:span text:style-name="T2"><text:s text:c="3"/># use glmnet package: alpha=1(lasso), 0(ridge), 0~1(elastic net)</text:span></text:p>
      <text:p text:style-name="P3"><text:soft-page-break/><text:span text:style-name="T2"><text:s text:c="3"/>scenario4.lasso = glmnet(predictors.scenario4, Y, family="poisson", offset=log_offset, alpha=1) </text:span></text:p>
      <text:p text:style-name="P3"><text:span text:style-name="T2"><text:s text:c="3"/>scenario4.lasso.cv = cv.glmnet(predictors.scenario4, Y, family="poisson", offset=log_offset, alpha=1) </text:span></text:p>
      <text:p text:style-name="P3"><text:span text:style-name="T2"><text:s text:c="3"/>betas.lasso = coef(scenario4.lasso, s=scenario4.lasso.cv$lambda.min) <text:s text:c="6"/></text:span></text:p>
      <text:p text:style-name="P2"/>
      <text:p text:style-name="P3"><text:span text:style-name="T2"><text:s text:c="3"/># extract LASSO coefficients</text:span></text:p>
      <text:p text:style-name="P3"><text:span text:style-name="T2"><text:s text:c="3"/>b1.lasso = c(b1.lasso, betas.lasso [2]) <text:s text:c="4"/></text:span></text:p>
      <text:p text:style-name="P3"><text:span text:style-name="T2"><text:s text:c="3"/>b3.lasso = c(b3.lasso, betas.lasso [4]) <text:s text:c="2"/></text:span></text:p>
      <text:p text:style-name="P3"><text:span text:style-name="T2"><text:s text:c="3"/>b6.lasso = c(b6.lasso, betas.lasso [7]) <text:s text:c="4"/></text:span></text:p>
      <text:p text:style-name="P3"><text:span text:style-name="T2"><text:s text:c="3"/>b9.lasso = c(b9.lasso, betas.lasso [10]) <text:s text:c="4"/></text:span></text:p>
      <text:p text:style-name="P3"><text:span text:style-name="T2"><text:s text:c="3"/>g13.lasso = c(g13.lasso, betas.lasso [13]) </text:span></text:p>
      <text:p text:style-name="P3"><text:span text:style-name="T2"><text:s text:c="3"/>g16.lasso = c(g16.lasso, betas.lasso [16]) <text:s text:c="4"/></text:span></text:p>
      <text:p text:style-name="P2"/>
      <text:p text:style-name="P3"><text:span text:style-name="T2"><text:s text:c="3"/># model size (intercept not included)</text:span></text:p>
      <text:p text:style-name="P3"><text:span text:style-name="T2"><text:s text:c="3"/>if (betas.lasso [1] == 0.00000000) { s.lasso = sum(betas.lasso != 0.00000000) } </text:span></text:p>
      <text:p text:style-name="P3"><text:span text:style-name="T2"><text:s text:c="3"/>else { s.lasso = sum(betas.lasso != 0.00000000)-1 }</text:span></text:p>
      <text:p text:style-name="P3"><text:span text:style-name="T2"><text:s text:c="3"/>size.lasso = cbind(size.lasso, s.lasso) <text:s/></text:span></text:p>
      <text:p text:style-name="P2"/>
      <text:p text:style-name="P2"/>
      <text:p text:style-name="P3"><text:span text:style-name="T2"><text:s text:c="3"/>######## Method IV. Partial least square regression (PLSR) ########</text:span></text:p>
      <text:p text:style-name="P3"><text:span text:style-name="T2"><text:s text:c="3"/>data.plsr = data.frame(cbind(Y, predictors.scenario4, log_offset))</text:span></text:p>
      <text:p text:style-name="P2"/>
      <text:p text:style-name="P3"><text:span text:style-name="T2"><text:s text:c="3"/># Apply PLSR for glm function</text:span></text:p>
      <text:p text:style-name="P3"><text:span text:style-name="T2"><text:s text:c="3"/>scenario4.plsr = plsRglm(Y~predictors.scenario4, offset=log_offset, data=data.plsr, nt=10, model="pls-glm-poisson")</text:span></text:p>
      <text:p text:style-name="P2"/>
      <text:p text:style-name="P3"><text:span text:style-name="T2"><text:s text:c="3"/># use BIC to determine optimal number of components </text:span></text:p>
      <text:p text:style-name="P3"><text:span text:style-name="T2"><text:s text:c="3"/>comp.plsr = which(scenario4.plsr$InfCrit[,2] == min(scenario4.plsr$InfCrit[,2]))-1</text:span></text:p>
      <text:p text:style-name="P2"/>
      <text:p text:style-name="P3"><text:span text:style-name="T2"><text:s text:c="3"/># refit model and extract beta coefficients from the optimal model</text:span></text:p>
      <text:p text:style-name="P3"><text:span text:style-name="T2"><text:s text:c="3"/>opt.scenario4.plsr = plsRglm(Y~predictors.scenario4, offset=log_offset, data=data.plsr, nt=comp.plsr, model="pls-glm-poisson")</text:span></text:p>
      <text:p text:style-name="P3"><text:span text:style-name="T2"><text:s text:c="3"/>beta.mat.plsr[iter, ] = opt.scenario4.plsr$Coeffs[2:56] <text:s/></text:span></text:p>
      <text:p text:style-name="P2"/>
      <text:p text:style-name="P2"/>
      <text:p text:style-name="P3"><text:span text:style-name="T2"><text:s text:c="3"/>######## Method V. Classification &amp; regression tree ########</text:span></text:p>
      <text:p text:style-name="P3"><text:span text:style-name="T2"><text:s text:c="3"/># grow the tree </text:span></text:p>
      <text:p text:style-name="P3"><text:span text:style-name="T2"><text:s text:c="3"/>scenario4.cart = rpart(Y ~ X1+X2+X3+X4+X5+X6+X7+X8+X9+X10, method = "anova")</text:span></text:p>
      <text:p text:style-name="P2"/>
      <text:p text:style-name="P3"><text:span text:style-name="T2"><text:s text:c="3"/># prune the tree by min CP</text:span></text:p>
      <text:p text:style-name="P3"><text:span text:style-name="T2"><text:s text:c="3"/>scenario4.pcart = prune(scenario4.cart, </text:span></text:p>
      <text:p text:style-name="P3"><text:span text:style-name="T2">cp=scenario4.cart$cptable[which.min(scenario4.cart$cptable[, "xerror"]), "CP"])</text:span></text:p>
      <text:p text:style-name="P2"/>
      <text:p text:style-name="P3"><text:span text:style-name="T2"><text:s text:c="3"/># number of terminal nodes</text:span></text:p>
      <text:p text:style-name="P3"><text:span text:style-name="T2"><text:s text:c="3"/>k.cart = sum(scenario4.pcart$frame$var=="&lt;leaf&gt;")</text:span></text:p>
      <text:p text:style-name="P3"><text:span text:style-name="T2"><text:s text:c="3"/>node.cart = c(node.cart, k.cart)</text:span></text:p>
      <text:p text:style-name="P2"/>
      <text:p text:style-name="P3"><text:span text:style-name="T2"><text:s text:c="3"/># extract all unique variables included in CART</text:span></text:p>
      <text:p text:style-name="P3"><text:span text:style-name="T2"><text:s text:c="3"/>j = dim(scenario4.pcart$frame[1])[1]</text:span></text:p>
      <text:p text:style-name="P3"><text:span text:style-name="T2"><text:s text:c="3"/>var = c()</text:span></text:p>
      <text:p text:style-name="P3"><text:span text:style-name="T2"><text:s text:c="3"/>for (i in 1:j) </text:span></text:p>
      <text:p text:style-name="P3"><text:span text:style-name="T2"><text:s text:c="6"/>{ var = c(var, scenario4.pcart$frame[i,1]) } <text:s text:c="4"/></text:span></text:p>
      <text:p text:style-name="P3"><text:span text:style-name="T2"><text:s text:c="3"/>predictor.cart = c(predictor.cart, unique(var[var!=1]-1))</text:span></text:p>
      <text:p text:style-name="P2"/>
      <text:p text:style-name="P3"><text:span text:style-name="T2"><text:s/></text:span></text:p>
      <text:p text:style-name="P3"><text:span text:style-name="T2"><text:s text:c="3"/>######## Method VI. Bayesian Model Averaging (BMA) ########</text:span></text:p>
      <text:p text:style-name="P3"><text:span text:style-name="T2"><text:s text:c="3"/># apply BMA</text:span></text:p>
      <text:p text:style-name="P3"><text:span text:style-name="T2"><text:s text:c="3"/>scenario4.bma = bic.glm(predictors.scenario4, Y, offset=log_offset, maxCol=56 glm.family=poisson(), factor.type=F)</text:span></text:p>
      <text:p text:style-name="P2"/>
      <text:p text:style-name="P3"><text:span text:style-name="T2"><text:s text:c="3"/># extract coefficients </text:span></text:p>
      <text:p text:style-name="P3"><text:span text:style-name="T2"><text:s text:c="3"/>prob.bma = rbind(prob.bma, summary(scenario4.bma)[2:56,1])</text:span></text:p>
      <text:p text:style-name="P3"><text:span text:style-name="T2"><text:s text:c="3"/>beta.bma = rbind(beta.bma, summary(scenario4.bma)[2:56,2])</text:span></text:p>
      <text:p text:style-name="P3"><text:span text:style-name="T2"><text:s text:c="3"/>se.bma = rbind(se.bma, summary(scenario4.bma)[2:56,3])</text:span></text:p>
      <text:p text:style-name="P2"/>
      <text:p text:style-name="P3"><text:span text:style-name="T2">}</text:span></text:p>
      <text:p text:style-name="P2"/>
      <text:p text:style-name="P2"/>
      <text:p text:style-name="P3"><text:span text:style-name="T2">#### Summary results from SPCA model</text:span></text:p>
      <text:p text:style-name="P3"><text:soft-page-break/><text:span text:style-name="T2"># average size</text:span></text:p>
      <text:p text:style-name="P3"><text:span text:style-name="T2">mean(size.spca)</text:span></text:p>
      <text:p text:style-name="P2"/>
      <text:p text:style-name="P3"><text:span text:style-name="T2"># Mean, empirical SE and percent</text:span></text:p>
      <text:p text:style-name="P3"><text:span text:style-name="T2">summary1(pc1.b1.spca)</text:span></text:p>
      <text:p text:style-name="P3"><text:span text:style-name="T2">summary1(pc1.b3.spca)</text:span></text:p>
      <text:p text:style-name="P3"><text:span text:style-name="T2">summary1(pc1.b6.spca)</text:span></text:p>
      <text:p text:style-name="P3"><text:span text:style-name="T2">summary1(pc1.b9.spca)</text:span></text:p>
      <text:p text:style-name="P3"><text:span text:style-name="T2">summary1(pc1.g13.spca)</text:span></text:p>
      <text:p text:style-name="P3"><text:span text:style-name="T2">summary1(pc1.g16.spca)</text:span></text:p>
      <text:p text:style-name="P2"/>
      <text:p text:style-name="P2"/>
      <text:p text:style-name="P3"><text:span text:style-name="T2">#### Summary results from LASSO model</text:span></text:p>
      <text:p text:style-name="P3"><text:span text:style-name="T2"># average size</text:span></text:p>
      <text:p text:style-name="P3"><text:span text:style-name="T2">mean(size.lasso)</text:span></text:p>
      <text:p text:style-name="P2"/>
      <text:p text:style-name="P3"><text:span text:style-name="T2"># Mean, empirical SE and percent</text:span></text:p>
      <text:p text:style-name="P3"><text:span text:style-name="T2">summary1(b1.lasso) </text:span></text:p>
      <text:p text:style-name="P3"><text:span text:style-name="T2">summary1(b3.lasso)</text:span></text:p>
      <text:p text:style-name="P3"><text:span text:style-name="T2">summary1(b6.lasso) </text:span></text:p>
      <text:p text:style-name="P3"><text:span text:style-name="T2">summary1(b9.lasso)</text:span></text:p>
      <text:p text:style-name="P3"><text:span text:style-name="T2">summary1(g13.lasso)</text:span></text:p>
      <text:p text:style-name="P3"><text:span text:style-name="T2">summary1(g16.lasso)</text:span></text:p>
      <text:p text:style-name="P2"/>
      <text:p text:style-name="P6"/>
      <text:p text:style-name="P3"><text:span text:style-name="T2">#### Summary results from PLSR model</text:span></text:p>
      <text:p text:style-name="P3"><text:span text:style-name="T2">colnames(beta.mat.plsr) = featurenames.scenario4 </text:span></text:p>
      <text:p text:style-name="P3"><text:span text:style-name="T2">colMeans(beta.mat.plsr)</text:span></text:p>
      <text:p text:style-name="P2"/>
      <text:p text:style-name="P2"/>
      <text:p text:style-name="P3"><text:span text:style-name="T2">#### Summary results from CART model</text:span></text:p>
      <text:p text:style-name="P3"><text:span text:style-name="T2"># average size of the tree (number of terminal nodes)</text:span></text:p>
      <text:p text:style-name="P3"><text:span text:style-name="T2">mean(node.cart)</text:span></text:p>
      <text:p text:style-name="P2"/>
      <text:p text:style-name="P3"><text:span text:style-name="T2"># percent of exposure retain in the model</text:span></text:p>
      <text:p text:style-name="P3"><text:span text:style-name="T2">sum(predictor.cart == 1)*100/n</text:span></text:p>
      <text:p text:style-name="P3"><text:span text:style-name="T2">sum(predictor.cart == 3)*100/n</text:span></text:p>
      <text:p text:style-name="P3"><text:span text:style-name="T2">sum(predictor.cart == 6)*100/n</text:span></text:p>
      <text:p text:style-name="P3"><text:span text:style-name="T2">sum(predictor.cart == 9)*100/n</text:span></text:p>
      <text:p text:style-name="P2"/>
      <text:p text:style-name="P2"/>
      <text:p text:style-name="P3"><text:span text:style-name="T2">#### Summary results from BMA model</text:span></text:p>
      <text:p text:style-name="P3"><text:span text:style-name="T2"># mean, model-based SE and percent of coefficients</text:span></text:p>
      <text:p text:style-name="P3"><text:span text:style-name="T2">colnames(prob.bma) = colnames(beta.bma) = colnames(se.bma) = featurenames.scenario4</text:span></text:p>
      <text:p text:style-name="P3"><text:span text:style-name="T2">table.bma = cbind(colMeans(beta.bma), colMeans(se.bma), colMeans(prob.bma))</text:span></text:p>
      <text:p text:style-name="P3"><text:span text:style-name="T2">colnames(table.bma) = c("beta", "se", "P")</text:span></text:p>
      <text:p text:style-name="P3"><text:span text:style-name="T2">table.bma</text:span></text:p>
      <text:p text:style-name="P2"/>
      <text:p text:style-name="P3"><text:span text:style-name="T2"># average size </text:span></text:p>
      <text:p text:style-name="P3"><text:span text:style-name="T2">sum(prob.bma/100)/n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ichao</meta:initial-creator>
    <dc:creator>Zhichao</dc:creator>
    <meta:editing-cycles>12</meta:editing-cycles>
    <meta:creation-date>2013-07-14T08:20:00</meta:creation-date>
    <dc:date>2013-09-12T21:55:00</dc:date>
    <meta:editing-duration>PT3H16M</meta:editing-duration>
    <meta:generator>LibreOffice/5.0.3.2$Linux_X86_64 LibreOffice_project/00m0$Build-2</meta:generator>
    <meta:document-statistic meta:table-count="0" meta:image-count="0" meta:object-count="0" meta:page-count="21" meta:paragraph-count="1016" meta:word-count="5163" meta:character-count="45698" meta:non-whitespace-character-count="380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